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824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2" style:family="table-cell" style:parent-style-name="Default" style:data-style-name="N66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5-9-24 Run Data" table:style-name="ta1">
        <office:forms form:automatic-focus="false" form:apply-design-mode="false"/>
        <table:shapes>
          <draw:frame draw:z-index="0" draw:style-name="gr1" draw:text-style-name="P1" svg:width="6.287in" svg:height="3.5417in" svg:x="7.5524in" svg:y="0.0957in">
            <draw:object draw:notify-on-update-of-ranges="'5-9-24 Run Data'.B1:'5-9-24 Run Data'.B124 '5-9-24 Run Data'.C1:'5-9-24 Run Data'.C1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8" table:default-cell-style-name="Default"/>
        <table:table-row table:style-name="ro1" table:visibility="collapse">
          <table:table-cell table:style-name="Default" office:value-type="string" calcext:value-type="string">
            <text:p>First leg goal coordinates: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5/9/24 Time</text:p>
          </table:table-cell>
          <table:table-cell office:value-type="string" calcext:value-type="string">
            <text:p><text:s/>X (m)</text:p>
          </table:table-cell>
          <table:table-cell office:value-type="string" calcext:value-type="string">
            <text:p><text:s/>Y (m)</text:p>
          </table:table-cell>
          <table:table-cell office:value-type="string" calcext:value-type="string">
            <text:p><text:s/>Heading (deg)</text:p>
          </table:table-cell>
          <table:table-cell office:value-type="string" calcext:value-type="string">
            <text:p><text:s/>Dist (m)</text:p>
          </table:table-cell>
          <table:table-cell office:value-type="string" calcext:value-type="string">
            <text:p><text:s/>Course (deg)</text:p>
          </table:table-cell>
          <table:table-cell office:value-type="string" calcext:value-type="string">
            <text:p><text:s/>Steer (deg)</text:p>
          </table:table-cell>
          <table:table-cell table:number-columns-repeated="2"/>
        </table:table-row>
        <table:table-row table:style-name="ro1">
          <table:table-cell office:value-type="time" office:time-value="PT09H32M30S" calcext:value-type="time">
            <text:p>09:32:30.00</text:p>
          </table:table-cell>
          <table:table-cell office:value-type="float" office:value="-9.297028" calcext:value-type="float">
            <text:p>-9.297028</text:p>
          </table:table-cell>
          <table:table-cell office:value-type="float" office:value="-0.5517859" calcext:value-type="float">
            <text:p>-0.5517859</text:p>
          </table:table-cell>
          <table:table-cell office:value-type="float" office:value="-0.05" calcext:value-type="float">
            <text:p>-0.05</text:p>
          </table:table-cell>
          <table:table-cell office:value-type="float" office:value="9.313388" calcext:value-type="float">
            <text:p>9.313388</text:p>
          </table:table-cell>
          <table:table-cell office:value-type="float" office:value="3.396565" calcext:value-type="float">
            <text:p>3.396565</text:p>
          </table:table-cell>
          <table:table-cell office:value-type="float" office:value="-2.067939" calcext:value-type="float">
            <text:p>-2.067939</text:p>
          </table:table-cell>
          <table:table-cell table:number-columns-repeated="2"/>
        </table:table-row>
        <table:table-row table:style-name="ro1">
          <table:table-cell office:value-type="time" office:time-value="PT09H32M32S" calcext:value-type="time">
            <text:p>09:32:32.00</text:p>
          </table:table-cell>
          <table:table-cell office:value-type="float" office:value="-9.184515" calcext:value-type="float">
            <text:p>-9.184515</text:p>
          </table:table-cell>
          <table:table-cell office:value-type="float" office:value="-0.7318441" calcext:value-type="float">
            <text:p>-0.7318441</text:p>
          </table:table-cell>
          <table:table-cell office:value-type="float" office:value="0.009999999" calcext:value-type="float">
            <text:p>0.009999999</text:p>
          </table:table-cell>
          <table:table-cell office:value-type="float" office:value="9.213627" calcext:value-type="float">
            <text:p>9.213627</text:p>
          </table:table-cell>
          <table:table-cell office:value-type="float" office:value="4.555839" calcext:value-type="float">
            <text:p>4.555839</text:p>
          </table:table-cell>
          <table:table-cell office:value-type="float" office:value="-2.727503" calcext:value-type="float">
            <text:p>-2.727503</text:p>
          </table:table-cell>
          <table:table-cell table:number-columns-repeated="2"/>
        </table:table-row>
        <table:table-row table:style-name="ro1">
          <table:table-cell office:value-type="time" office:time-value="PT09H32M34S" calcext:value-type="time">
            <text:p>09:32:34.00</text:p>
          </table:table-cell>
          <table:table-cell office:value-type="float" office:value="-9.072001" calcext:value-type="float">
            <text:p>-9.072001</text:p>
          </table:table-cell>
          <table:table-cell office:value-type="float" office:value="-0.9119036" calcext:value-type="float">
            <text:p>-0.9119036</text:p>
          </table:table-cell>
          <table:table-cell office:value-type="float" office:value="0.009999999" calcext:value-type="float">
            <text:p>0.009999999</text:p>
          </table:table-cell>
          <table:table-cell office:value-type="float" office:value="9.117718" calcext:value-type="float">
            <text:p>9.117718</text:p>
          </table:table-cell>
          <table:table-cell office:value-type="float" office:value="5.740002" calcext:value-type="float">
            <text:p>5.740002</text:p>
          </table:table-cell>
          <table:table-cell office:value-type="float" office:value="-3.438001" calcext:value-type="float">
            <text:p>-3.438001</text:p>
          </table:table-cell>
          <table:table-cell table:number-columns-repeated="2"/>
        </table:table-row>
        <table:table-row table:style-name="ro1">
          <table:table-cell office:value-type="time" office:time-value="PT09H32M36S" calcext:value-type="time">
            <text:p>09:32:36.00</text:p>
          </table:table-cell>
          <table:table-cell office:value-type="float" office:value="-8.846977" calcext:value-type="float">
            <text:p>-8.846977</text:p>
          </table:table-cell>
          <table:table-cell office:value-type="float" office:value="-1.272019" calcext:value-type="float">
            <text:p>-1.272019</text:p>
          </table:table-cell>
          <table:table-cell office:value-type="float" office:value="0.02" calcext:value-type="float">
            <text:p>0.02</text:p>
          </table:table-cell>
          <table:table-cell office:value-type="float" office:value="8.937955" calcext:value-type="float">
            <text:p>8.937955</text:p>
          </table:table-cell>
          <table:table-cell office:value-type="float" office:value="8.181917" calcext:value-type="float">
            <text:p>8.181917</text:p>
          </table:table-cell>
          <table:table-cell office:value-type="float" office:value="-4.89715" calcext:value-type="float">
            <text:p>-4.89715</text:p>
          </table:table-cell>
          <table:table-cell table:number-columns-repeated="2"/>
        </table:table-row>
        <table:table-row table:style-name="ro1">
          <table:table-cell office:value-type="time" office:time-value="PT09H32M36S" calcext:value-type="time">
            <text:p>09:32:36.00</text:p>
          </table:table-cell>
          <table:table-cell office:value-type="float" office:value="-8.846977" calcext:value-type="float">
            <text:p>-8.846977</text:p>
          </table:table-cell>
          <table:table-cell office:value-type="float" office:value="-1.272019" calcext:value-type="float">
            <text:p>-1.272019</text:p>
          </table:table-cell>
          <table:table-cell office:value-type="float" office:value="23.5" calcext:value-type="float">
            <text:p>23.5</text:p>
          </table:table-cell>
          <table:table-cell office:value-type="float" office:value="8.937955" calcext:value-type="float">
            <text:p>8.937955</text:p>
          </table:table-cell>
          <table:table-cell office:value-type="float" office:value="8.181917" calcext:value-type="float">
            <text:p>8.181917</text:p>
          </table:table-cell>
          <table:table-cell office:value-type="float" office:value="9.19085" calcext:value-type="float">
            <text:p>9.19085</text:p>
          </table:table-cell>
          <table:table-cell table:number-columns-repeated="2"/>
        </table:table-row>
        <table:table-row table:style-name="ro1">
          <table:table-cell office:value-type="time" office:time-value="PT09H32M37S" calcext:value-type="time">
            <text:p>09:32:37.00</text:p>
          </table:table-cell>
          <table:table-cell office:value-type="float" office:value="-8.846977" calcext:value-type="float">
            <text:p>-8.846977</text:p>
          </table:table-cell>
          <table:table-cell office:value-type="float" office:value="-1.272019" calcext:value-type="float">
            <text:p>-1.272019</text:p>
          </table:table-cell>
          <table:table-cell office:value-type="float" office:value="-10.36" calcext:value-type="float">
            <text:p>-10.36</text:p>
          </table:table-cell>
          <table:table-cell office:value-type="float" office:value="8.937955" calcext:value-type="float">
            <text:p>8.937955</text:p>
          </table:table-cell>
          <table:table-cell office:value-type="float" office:value="8.181917" calcext:value-type="float">
            <text:p>8.181917</text:p>
          </table:table-cell>
          <table:table-cell office:value-type="float" office:value="-11.12515" calcext:value-type="float">
            <text:p>-11.12515</text:p>
          </table:table-cell>
          <table:table-cell table:number-columns-repeated="2"/>
        </table:table-row>
        <table:table-row table:style-name="ro1">
          <table:table-cell office:value-type="time" office:time-value="PT09H32M37S" calcext:value-type="time">
            <text:p>09:32:37.00</text:p>
          </table:table-cell>
          <table:table-cell office:value-type="float" office:value="-8.846977" calcext:value-type="float">
            <text:p>-8.846977</text:p>
          </table:table-cell>
          <table:table-cell office:value-type="float" office:value="-1.272019" calcext:value-type="float">
            <text:p>-1.272019</text:p>
          </table:table-cell>
          <table:table-cell office:value-type="float" office:value="-1.23" calcext:value-type="float">
            <text:p>-1.23</text:p>
          </table:table-cell>
          <table:table-cell office:value-type="float" office:value="8.937955" calcext:value-type="float">
            <text:p>8.937955</text:p>
          </table:table-cell>
          <table:table-cell office:value-type="float" office:value="8.181917" calcext:value-type="float">
            <text:p>8.181917</text:p>
          </table:table-cell>
          <table:table-cell office:value-type="float" office:value="-5.64715" calcext:value-type="float">
            <text:p>-5.64715</text:p>
          </table:table-cell>
          <table:table-cell table:number-columns-repeated="2"/>
        </table:table-row>
        <table:table-row table:style-name="ro1">
          <table:table-cell office:value-type="time" office:time-value="PT09H32M38S" calcext:value-type="time">
            <text:p>09:32:38.00</text:p>
          </table:table-cell>
          <table:table-cell office:value-type="float" office:value="-8.104077" calcext:value-type="float">
            <text:p>-8.104077</text:p>
          </table:table-cell>
          <table:table-cell office:value-type="float" office:value="-1.058167" calcext:value-type="float">
            <text:p>-1.058167</text:p>
          </table:table-cell>
          <table:table-cell office:value-type="float" office:value="-0.67" calcext:value-type="float">
            <text:p>-0.67</text:p>
          </table:table-cell>
          <table:table-cell office:value-type="float" office:value="8.17287" calcext:value-type="float">
            <text:p>8.17287</text:p>
          </table:table-cell>
          <table:table-cell office:value-type="float" office:value="7.439149" calcext:value-type="float">
            <text:p>7.439149</text:p>
          </table:table-cell>
          <table:table-cell office:value-type="float" office:value="-4.865489" calcext:value-type="float">
            <text:p>-4.865489</text:p>
          </table:table-cell>
          <table:table-cell table:number-columns-repeated="2"/>
        </table:table-row>
        <table:table-row table:style-name="ro1">
          <table:table-cell office:value-type="time" office:time-value="PT09H32M38S" calcext:value-type="time">
            <text:p>09:32:38.00</text:p>
          </table:table-cell>
          <table:table-cell office:value-type="float" office:value="-8.104077" calcext:value-type="float">
            <text:p>-8.104077</text:p>
          </table:table-cell>
          <table:table-cell office:value-type="float" office:value="-1.058167" calcext:value-type="float">
            <text:p>-1.058167</text:p>
          </table:table-cell>
          <table:table-cell office:value-type="float" office:value="3.3" calcext:value-type="float">
            <text:p>3.3</text:p>
          </table:table-cell>
          <table:table-cell office:value-type="float" office:value="8.17287" calcext:value-type="float">
            <text:p>8.17287</text:p>
          </table:table-cell>
          <table:table-cell office:value-type="float" office:value="7.439149" calcext:value-type="float">
            <text:p>7.439149</text:p>
          </table:table-cell>
          <table:table-cell office:value-type="float" office:value="-2.48349" calcext:value-type="float">
            <text:p>-2.48349</text:p>
          </table:table-cell>
          <table:table-cell table:number-columns-repeated="2"/>
        </table:table-row>
        <table:table-row table:style-name="ro1">
          <table:table-cell office:value-type="time" office:time-value="PT09H32M41S" calcext:value-type="time">
            <text:p>09:32:41.00</text:p>
          </table:table-cell>
          <table:table-cell office:value-type="float" office:value="-7.991564" calcext:value-type="float">
            <text:p>-7.991564</text:p>
          </table:table-cell>
          <table:table-cell office:value-type="float" office:value="-1.238226" calcext:value-type="float">
            <text:p>-1.238226</text:p>
          </table:table-cell>
          <table:table-cell office:value-type="float" office:value="6.95" calcext:value-type="float">
            <text:p>6.95</text:p>
          </table:table-cell>
          <table:table-cell office:value-type="float" office:value="8.086922" calcext:value-type="float">
            <text:p>8.086922</text:p>
          </table:table-cell>
          <table:table-cell office:value-type="float" office:value="8.807467" calcext:value-type="float">
            <text:p>8.807467</text:p>
          </table:table-cell>
          <table:table-cell office:value-type="float" office:value="-1.114481" calcext:value-type="float">
            <text:p>-1.114481</text:p>
          </table:table-cell>
          <table:table-cell table:number-columns-repeated="2"/>
        </table:table-row>
        <table:table-row table:style-name="ro1">
          <table:table-cell office:value-type="time" office:time-value="PT09H32M43S" calcext:value-type="time">
            <text:p>09:32:43.00</text:p>
          </table:table-cell>
          <table:table-cell office:value-type="float" office:value="-8.104077" calcext:value-type="float">
            <text:p>-8.104077</text:p>
          </table:table-cell>
          <table:table-cell office:value-type="float" office:value="-1.058167" calcext:value-type="float">
            <text:p>-1.058167</text:p>
          </table:table-cell>
          <table:table-cell office:value-type="float" office:value="7.39" calcext:value-type="float">
            <text:p>7.39</text:p>
          </table:table-cell>
          <table:table-cell office:value-type="float" office:value="8.17287" calcext:value-type="float">
            <text:p>8.17287</text:p>
          </table:table-cell>
          <table:table-cell office:value-type="float" office:value="7.439149" calcext:value-type="float">
            <text:p>7.439149</text:p>
          </table:table-cell>
          <table:table-cell office:value-type="float" office:value="-0.02948971" calcext:value-type="float">
            <text:p>-0.02948971</text:p>
          </table:table-cell>
          <table:table-cell table:number-columns-repeated="2"/>
        </table:table-row>
        <table:table-row table:style-name="ro1">
          <table:table-cell office:value-type="time" office:time-value="PT09H32M45S" calcext:value-type="time">
            <text:p>09:32:45.00</text:p>
          </table:table-cell>
          <table:table-cell office:value-type="float" office:value="-7.248665" calcext:value-type="float">
            <text:p>-7.248665</text:p>
          </table:table-cell>
          <table:table-cell office:value-type="float" office:value="-1.024374" calcext:value-type="float">
            <text:p>-1.024374</text:p>
          </table:table-cell>
          <table:table-cell office:value-type="float" office:value="4.58" calcext:value-type="float">
            <text:p>4.58</text:p>
          </table:table-cell>
          <table:table-cell office:value-type="float" office:value="7.320689" calcext:value-type="float">
            <text:p>7.320689</text:p>
          </table:table-cell>
          <table:table-cell office:value-type="float" office:value="8.043715" calcext:value-type="float">
            <text:p>8.043715</text:p>
          </table:table-cell>
          <table:table-cell office:value-type="float" office:value="-2.078229" calcext:value-type="float">
            <text:p>-2.078229</text:p>
          </table:table-cell>
          <table:table-cell table:number-columns-repeated="2"/>
        </table:table-row>
        <table:table-row table:style-name="ro1">
          <table:table-cell office:value-type="time" office:time-value="PT09H32M45S" calcext:value-type="time">
            <text:p>09:32:45.00</text:p>
          </table:table-cell>
          <table:table-cell office:value-type="float" office:value="-7.248665" calcext:value-type="float">
            <text:p>-7.248665</text:p>
          </table:table-cell>
          <table:table-cell office:value-type="float" office:value="-1.024374" calcext:value-type="float">
            <text:p>-1.024374</text:p>
          </table:table-cell>
          <table:table-cell office:value-type="float" office:value="4.42" calcext:value-type="float">
            <text:p>4.42</text:p>
          </table:table-cell>
          <table:table-cell office:value-type="float" office:value="7.320689" calcext:value-type="float">
            <text:p>7.320689</text:p>
          </table:table-cell>
          <table:table-cell office:value-type="float" office:value="8.043715" calcext:value-type="float">
            <text:p>8.043715</text:p>
          </table:table-cell>
          <table:table-cell office:value-type="float" office:value="-2.174229" calcext:value-type="float">
            <text:p>-2.174229</text:p>
          </table:table-cell>
          <table:table-cell table:number-columns-repeated="2"/>
        </table:table-row>
        <table:table-row table:style-name="ro1">
          <table:table-cell office:value-type="time" office:time-value="PT09H32M47S" calcext:value-type="time">
            <text:p>09:32:47.00</text:p>
          </table:table-cell>
          <table:table-cell office:value-type="float" office:value="-5.650352" calcext:value-type="float">
            <text:p>-5.650352</text:p>
          </table:table-cell>
          <table:table-cell office:value-type="float" office:value="-0.7767292" calcext:value-type="float">
            <text:p>-0.7767292</text:p>
          </table:table-cell>
          <table:table-cell office:value-type="float" office:value="6.66" calcext:value-type="float">
            <text:p>6.66</text:p>
          </table:table-cell>
          <table:table-cell office:value-type="float" office:value="5.703488" calcext:value-type="float">
            <text:p>5.703488</text:p>
          </table:table-cell>
          <table:table-cell office:value-type="float" office:value="7.827144" calcext:value-type="float">
            <text:p>7.827144</text:p>
          </table:table-cell>
          <table:table-cell office:value-type="float" office:value="-0.7002866" calcext:value-type="float">
            <text:p>-0.7002866</text:p>
          </table:table-cell>
          <table:table-cell table:number-columns-repeated="2"/>
        </table:table-row>
        <table:table-row table:style-name="ro1">
          <table:table-cell office:value-type="time" office:time-value="PT09H32M47S" calcext:value-type="time">
            <text:p>09:32:47.00</text:p>
          </table:table-cell>
          <table:table-cell office:value-type="float" office:value="-5.650352" calcext:value-type="float">
            <text:p>-5.650352</text:p>
          </table:table-cell>
          <table:table-cell office:value-type="float" office:value="-0.7767292" calcext:value-type="float">
            <text:p>-0.7767292</text:p>
          </table:table-cell>
          <table:table-cell office:value-type="float" office:value="6.76" calcext:value-type="float">
            <text:p>6.76</text:p>
          </table:table-cell>
          <table:table-cell office:value-type="float" office:value="5.703488" calcext:value-type="float">
            <text:p>5.703488</text:p>
          </table:table-cell>
          <table:table-cell office:value-type="float" office:value="7.827144" calcext:value-type="float">
            <text:p>7.827144</text:p>
          </table:table-cell>
          <table:table-cell office:value-type="float" office:value="-0.6402867" calcext:value-type="float">
            <text:p>-0.6402867</text:p>
          </table:table-cell>
          <table:table-cell table:number-columns-repeated="2"/>
        </table:table-row>
        <table:table-row table:style-name="ro1">
          <table:table-cell office:value-type="time" office:time-value="PT09H32M48S" calcext:value-type="time">
            <text:p>09:32:48.00</text:p>
          </table:table-cell>
          <table:table-cell office:value-type="float" office:value="-4.794939" calcext:value-type="float">
            <text:p>-4.794939</text:p>
          </table:table-cell>
          <table:table-cell office:value-type="float" office:value="-0.7429357" calcext:value-type="float">
            <text:p>-0.7429357</text:p>
          </table:table-cell>
          <table:table-cell office:value-type="float" office:value="4.33" calcext:value-type="float">
            <text:p>4.33</text:p>
          </table:table-cell>
          <table:table-cell office:value-type="float" office:value="4.852153" calcext:value-type="float">
            <text:p>4.852153</text:p>
          </table:table-cell>
          <table:table-cell office:value-type="float" office:value="8.807467" calcext:value-type="float">
            <text:p>8.807467</text:p>
          </table:table-cell>
          <table:table-cell office:value-type="float" office:value="-2.686481" calcext:value-type="float">
            <text:p>-2.686481</text:p>
          </table:table-cell>
          <table:table-cell table:number-columns-repeated="2"/>
        </table:table-row>
        <table:table-row table:style-name="ro1">
          <table:table-cell office:value-type="time" office:time-value="PT09H32M50S" calcext:value-type="time">
            <text:p>09:32:50.00</text:p>
          </table:table-cell>
          <table:table-cell office:value-type="float" office:value="-3.196626" calcext:value-type="float">
            <text:p>-3.196626</text:p>
          </table:table-cell>
          <table:table-cell office:value-type="float" office:value="-0.4952905" calcext:value-type="float">
            <text:p>-0.4952905</text:p>
          </table:table-cell>
          <table:table-cell office:value-type="float" office:value="6.48" calcext:value-type="float">
            <text:p>6.48</text:p>
          </table:table-cell>
          <table:table-cell office:value-type="float" office:value="3.234769" calcext:value-type="float">
            <text:p>3.234769</text:p>
          </table:table-cell>
          <table:table-cell office:value-type="float" office:value="8.807468" calcext:value-type="float">
            <text:p>8.807468</text:p>
          </table:table-cell>
          <table:table-cell office:value-type="float" office:value="-1.396481" calcext:value-type="float">
            <text:p>-1.396481</text:p>
          </table:table-cell>
          <table:table-cell table:number-columns-repeated="2"/>
        </table:table-row>
        <table:table-row table:style-name="ro1">
          <table:table-cell office:value-type="time" office:time-value="PT09H32M53S" calcext:value-type="time">
            <text:p>09:32:53.00</text:p>
          </table:table-cell>
          <table:table-cell office:value-type="float" office:value="-0.7429001" calcext:value-type="float">
            <text:p>-0.7429001</text:p>
          </table:table-cell>
          <table:table-cell office:value-type="float" office:value="-0.2138515" calcext:value-type="float">
            <text:p>-0.2138515</text:p>
          </table:table-cell>
          <table:table-cell office:value-type="float" office:value="6.89" calcext:value-type="float">
            <text:p>6.89</text:p>
          </table:table-cell>
          <table:table-cell office:value-type="float" office:value="0.7730673" calcext:value-type="float">
            <text:p>0.7730673</text:p>
          </table:table-cell>
          <table:table-cell office:value-type="float" office:value="8.807468" calcext:value-type="float">
            <text:p>8.807468</text:p>
          </table:table-cell>
          <table:table-cell office:value-type="float" office:value="-1.396481" calcext:value-type="float">
            <text:p>-1.39648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1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8"/>
        </table:table-row>
        <table:table-row table:style-name="ro1" table:visibility="collapse">
          <table:table-cell table:style-name="Default" office:value-type="string" calcext:value-type="string">
            <text:p>Next leg goal coordinates:</text:p>
          </table:table-cell>
          <table:table-cell office:value-type="float" office:value="6.300712" calcext:value-type="float">
            <text:p>6.300712</text:p>
          </table:table-cell>
          <table:table-cell office:value-type="float" office:value="-10.08325" calcext:value-type="float">
            <text:p>-10.08325</text:p>
          </table:table-cell>
          <table:table-cell table:number-columns-repeated="6"/>
        </table:table-row>
        <table:table-row table:style-name="ro1">
          <table:table-cell office:value-type="time" office:time-value="PT09H32M54S" calcext:value-type="time">
            <text:p>09:32:54.0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6.44" calcext:value-type="float">
            <text:p>6.44</text:p>
          </table:table-cell>
          <table:table-cell office:value-type="float" office:value="11.88995" calcext:value-type="float">
            <text:p>11.88995</text:p>
          </table:table-cell>
          <table:table-cell office:value-type="float" office:value="-58" calcext:value-type="float">
            <text:p>-58</text:p>
          </table:table-cell>
          <table:table-cell office:value-type="float" office:value="38.664" calcext:value-type="float">
            <text:p>38.664</text:p>
          </table:table-cell>
          <table:table-cell table:number-columns-repeated="2"/>
        </table:table-row>
        <table:table-row table:style-name="ro1">
          <table:table-cell office:value-type="time" office:time-value="PT09H32M54S" calcext:value-type="time">
            <text:p>09:32:54.0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25.15" calcext:value-type="float">
            <text:p>-25.15</text:p>
          </table:table-cell>
          <table:table-cell office:value-type="float" office:value="11.88995" calcext:value-type="float">
            <text:p>11.88995</text:p>
          </table:table-cell>
          <table:table-cell office:value-type="float" office:value="-58" calcext:value-type="float">
            <text:p>-58</text:p>
          </table:table-cell>
          <table:table-cell office:value-type="float" office:value="19.71" calcext:value-type="float">
            <text:p>19.71</text:p>
          </table:table-cell>
          <table:table-cell table:number-columns-repeated="2"/>
        </table:table-row>
        <table:table-row table:style-name="ro1">
          <table:table-cell office:value-type="time" office:time-value="PT09H32M55S" calcext:value-type="time">
            <text:p>09:32:55.00</text:p>
          </table:table-cell>
          <table:table-cell office:value-type="float" office:value="0.8554128" calcext:value-type="float">
            <text:p>0.8554128</text:p>
          </table:table-cell>
          <table:table-cell office:value-type="float" office:value="0.03379353" calcext:value-type="float">
            <text:p>0.03379353</text:p>
          </table:table-cell>
          <table:table-cell office:value-type="float" office:value="-74.11" calcext:value-type="float">
            <text:p>-74.11</text:p>
          </table:table-cell>
          <table:table-cell office:value-type="float" office:value="11.48938" calcext:value-type="float">
            <text:p>11.48938</text:p>
          </table:table-cell>
          <table:table-cell office:value-type="float" office:value="-61.70951" calcext:value-type="float">
            <text:p>-61.70951</text:p>
          </table:table-cell>
          <table:table-cell office:value-type="float" office:value="-7.440292" calcext:value-type="float">
            <text:p>-7.440292</text:p>
          </table:table-cell>
          <table:table-cell table:number-columns-repeated="2"/>
        </table:table-row>
        <table:table-row table:style-name="ro1">
          <table:table-cell office:value-type="time" office:time-value="PT09H32M55S" calcext:value-type="time">
            <text:p>09:32:55.00</text:p>
          </table:table-cell>
          <table:table-cell office:value-type="float" office:value="0.8554128" calcext:value-type="float">
            <text:p>0.8554128</text:p>
          </table:table-cell>
          <table:table-cell office:value-type="float" office:value="0.03379353" calcext:value-type="float">
            <text:p>0.03379353</text:p>
          </table:table-cell>
          <table:table-cell office:value-type="float" office:value="-83.11" calcext:value-type="float">
            <text:p>-83.11</text:p>
          </table:table-cell>
          <table:table-cell office:value-type="float" office:value="11.48938" calcext:value-type="float">
            <text:p>11.48938</text:p>
          </table:table-cell>
          <table:table-cell office:value-type="float" office:value="-61.70951" calcext:value-type="float">
            <text:p>-61.70951</text:p>
          </table:table-cell>
          <table:table-cell office:value-type="float" office:value="-12.84029" calcext:value-type="float">
            <text:p>-12.84029</text:p>
          </table:table-cell>
          <table:table-cell table:number-columns-repeated="2"/>
        </table:table-row>
        <table:table-row table:style-name="ro1">
          <table:table-cell office:value-type="time" office:time-value="PT09H32M56S" calcext:value-type="time">
            <text:p>09:32:56.00</text:p>
          </table:table-cell>
          <table:table-cell office:value-type="float" office:value="0.9679255" calcext:value-type="float">
            <text:p>0.9679255</text:p>
          </table:table-cell>
          <table:table-cell office:value-type="float" office:value="-0.1462646" calcext:value-type="float">
            <text:p>-0.1462646</text:p>
          </table:table-cell>
          <table:table-cell office:value-type="float" office:value="-59.16" calcext:value-type="float">
            <text:p>-59.16</text:p>
          </table:table-cell>
          <table:table-cell office:value-type="float" office:value="11.27751" calcext:value-type="float">
            <text:p>11.27751</text:p>
          </table:table-cell>
          <table:table-cell office:value-type="float" office:value="-61.7793" calcext:value-type="float">
            <text:p>-61.7793</text:p>
          </table:table-cell>
          <table:table-cell office:value-type="float" office:value="1.571583" calcext:value-type="float">
            <text:p>1.571583</text:p>
          </table:table-cell>
          <table:table-cell table:number-columns-repeated="2"/>
        </table:table-row>
        <table:table-row table:style-name="ro1">
          <table:table-cell office:value-type="time" office:time-value="PT09H32M59S" calcext:value-type="time">
            <text:p>09:32:59.00</text:p>
          </table:table-cell>
          <table:table-cell office:value-type="float" office:value="2.610927" calcext:value-type="float">
            <text:p>2.610927</text:p>
          </table:table-cell>
          <table:table-cell office:value-type="float" office:value="-1.372877" calcext:value-type="float">
            <text:p>-1.372877</text:p>
          </table:table-cell>
          <table:table-cell office:value-type="float" office:value="-56.53" calcext:value-type="float">
            <text:p>-56.53</text:p>
          </table:table-cell>
          <table:table-cell office:value-type="float" office:value="9.459657" calcext:value-type="float">
            <text:p>9.459657</text:p>
          </table:table-cell>
          <table:table-cell office:value-type="float" office:value="-67.04209" calcext:value-type="float">
            <text:p>-67.04209</text:p>
          </table:table-cell>
          <table:table-cell office:value-type="float" office:value="6.307256" calcext:value-type="float">
            <text:p>6.307256</text:p>
          </table:table-cell>
          <table:table-cell table:number-columns-repeated="2"/>
        </table:table-row>
        <table:table-row table:style-name="ro1">
          <table:table-cell office:value-type="time" office:time-value="PT09H33M01S" calcext:value-type="time">
            <text:p>09:33:01.00</text:p>
          </table:table-cell>
          <table:table-cell office:value-type="float" office:value="3.398516" calcext:value-type="float">
            <text:p>3.398516</text:p>
          </table:table-cell>
          <table:table-cell office:value-type="float" office:value="-2.633283" calcext:value-type="float">
            <text:p>-2.633283</text:p>
          </table:table-cell>
          <table:table-cell office:value-type="float" office:value="-72.04" calcext:value-type="float">
            <text:p>-72.04</text:p>
          </table:table-cell>
          <table:table-cell office:value-type="float" office:value="7.995296" calcext:value-type="float">
            <text:p>7.995296</text:p>
          </table:table-cell>
          <table:table-cell office:value-type="float" office:value="-68.71619" calcext:value-type="float">
            <text:p>-68.71619</text:p>
          </table:table-cell>
          <table:table-cell office:value-type="float" office:value="-1.994289" calcext:value-type="float">
            <text:p>-1.994289</text:p>
          </table:table-cell>
          <table:table-cell table:number-columns-repeated="2"/>
        </table:table-row>
        <table:table-row table:style-name="ro1">
          <table:table-cell office:value-type="time" office:time-value="PT09H33M02S" calcext:value-type="time">
            <text:p>09:33:02.00</text:p>
          </table:table-cell>
          <table:table-cell office:value-type="float" office:value="3.736054" calcext:value-type="float">
            <text:p>3.736054</text:p>
          </table:table-cell>
          <table:table-cell office:value-type="float" office:value="-3.173458" calcext:value-type="float">
            <text:p>-3.173458</text:p>
          </table:table-cell>
          <table:table-cell office:value-type="float" office:value="-77.73" calcext:value-type="float">
            <text:p>-77.73</text:p>
          </table:table-cell>
          <table:table-cell office:value-type="float" office:value="7.370394" calcext:value-type="float">
            <text:p>7.370394</text:p>
          </table:table-cell>
          <table:table-cell office:value-type="float" office:value="-69.63695" calcext:value-type="float">
            <text:p>-69.63695</text:p>
          </table:table-cell>
          <table:table-cell office:value-type="float" office:value="-4.855829" calcext:value-type="float">
            <text:p>-4.855829</text:p>
          </table:table-cell>
          <table:table-cell table:number-columns-repeated="2"/>
        </table:table-row>
        <table:table-row table:style-name="ro1">
          <table:table-cell office:value-type="time" office:time-value="PT09H33M02S" calcext:value-type="time">
            <text:p>09:33:02.00</text:p>
          </table:table-cell>
          <table:table-cell office:value-type="float" office:value="3.736054" calcext:value-type="float">
            <text:p>3.736054</text:p>
          </table:table-cell>
          <table:table-cell office:value-type="float" office:value="-3.173458" calcext:value-type="float">
            <text:p>-3.173458</text:p>
          </table:table-cell>
          <table:table-cell office:value-type="float" office:value="-71.85" calcext:value-type="float">
            <text:p>-71.85</text:p>
          </table:table-cell>
          <table:table-cell office:value-type="float" office:value="7.370394" calcext:value-type="float">
            <text:p>7.370394</text:p>
          </table:table-cell>
          <table:table-cell office:value-type="float" office:value="-69.63695" calcext:value-type="float">
            <text:p>-69.63695</text:p>
          </table:table-cell>
          <table:table-cell office:value-type="float" office:value="-1.327831" calcext:value-type="float">
            <text:p>-1.327831</text:p>
          </table:table-cell>
          <table:table-cell table:number-columns-repeated="2"/>
        </table:table-row>
        <table:table-row table:style-name="ro1">
          <table:table-cell office:value-type="time" office:time-value="PT09H33M02S" calcext:value-type="time">
            <text:p>09:33:02.00</text:p>
          </table:table-cell>
          <table:table-cell office:value-type="float" office:value="3.736054" calcext:value-type="float">
            <text:p>3.736054</text:p>
          </table:table-cell>
          <table:table-cell office:value-type="float" office:value="-3.173458" calcext:value-type="float">
            <text:p>-3.173458</text:p>
          </table:table-cell>
          <table:table-cell office:value-type="float" office:value="-70.33" calcext:value-type="float">
            <text:p>-70.33</text:p>
          </table:table-cell>
          <table:table-cell office:value-type="float" office:value="7.370394" calcext:value-type="float">
            <text:p>7.370394</text:p>
          </table:table-cell>
          <table:table-cell office:value-type="float" office:value="-69.63695" calcext:value-type="float">
            <text:p>-69.63695</text:p>
          </table:table-cell>
          <table:table-cell office:value-type="float" office:value="-0.4158326" calcext:value-type="float">
            <text:p>-0.4158326</text:p>
          </table:table-cell>
          <table:table-cell table:number-columns-repeated="2"/>
        </table:table-row>
        <table:table-row table:style-name="ro1">
          <table:table-cell office:value-type="time" office:time-value="PT09H33M02S" calcext:value-type="time">
            <text:p>09:33:02.00</text:p>
          </table:table-cell>
          <table:table-cell office:value-type="float" office:value="3.736054" calcext:value-type="float">
            <text:p>3.736054</text:p>
          </table:table-cell>
          <table:table-cell office:value-type="float" office:value="-3.173458" calcext:value-type="float">
            <text:p>-3.173458</text:p>
          </table:table-cell>
          <table:table-cell office:value-type="float" office:value="-73.46" calcext:value-type="float">
            <text:p>-73.46</text:p>
          </table:table-cell>
          <table:table-cell office:value-type="float" office:value="7.370394" calcext:value-type="float">
            <text:p>7.370394</text:p>
          </table:table-cell>
          <table:table-cell office:value-type="float" office:value="-69.63695" calcext:value-type="float">
            <text:p>-69.63695</text:p>
          </table:table-cell>
          <table:table-cell office:value-type="float" office:value="-2.293831" calcext:value-type="float">
            <text:p>-2.293831</text:p>
          </table:table-cell>
          <table:table-cell table:number-columns-repeated="2"/>
        </table:table-row>
        <table:table-row table:style-name="ro1">
          <table:table-cell office:value-type="time" office:time-value="PT09H33M05S" calcext:value-type="time">
            <text:p>09:33:05.00</text:p>
          </table:table-cell>
          <table:table-cell office:value-type="float" office:value="4.343306" calcext:value-type="float">
            <text:p>4.343306</text:p>
          </table:table-cell>
          <table:table-cell office:value-type="float" office:value="-5.548005" calcext:value-type="float">
            <text:p>-5.548005</text:p>
          </table:table-cell>
          <table:table-cell office:value-type="float" office:value="-72.47" calcext:value-type="float">
            <text:p>-72.47</text:p>
          </table:table-cell>
          <table:table-cell office:value-type="float" office:value="4.939624" calcext:value-type="float">
            <text:p>4.939624</text:p>
          </table:table-cell>
          <table:table-cell office:value-type="float" office:value="-66.65504" calcext:value-type="float">
            <text:p>-66.65504</text:p>
          </table:table-cell>
          <table:table-cell office:value-type="float" office:value="-3.488979" calcext:value-type="float">
            <text:p>-3.488979</text:p>
          </table:table-cell>
          <table:table-cell table:number-columns-repeated="2"/>
        </table:table-row>
        <table:table-row table:style-name="ro1">
          <table:table-cell office:value-type="time" office:time-value="PT09H33M07S" calcext:value-type="time">
            <text:p>09:33:07.00</text:p>
          </table:table-cell>
          <table:table-cell office:value-type="float" office:value="5.243408" calcext:value-type="float">
            <text:p>5.243408</text:p>
          </table:table-cell>
          <table:table-cell office:value-type="float" office:value="-6.988469" calcext:value-type="float">
            <text:p>-6.988469</text:p>
          </table:table-cell>
          <table:table-cell office:value-type="float" office:value="-68.86" calcext:value-type="float">
            <text:p>-68.86</text:p>
          </table:table-cell>
          <table:table-cell office:value-type="float" office:value="3.270407" calcext:value-type="float">
            <text:p>3.270407</text:p>
          </table:table-cell>
          <table:table-cell office:value-type="float" office:value="-71.13772" calcext:value-type="float">
            <text:p>-71.13772</text:p>
          </table:table-cell>
          <table:table-cell office:value-type="float" office:value="1.366631" calcext:value-type="float">
            <text:p>1.366631</text:p>
          </table:table-cell>
          <table:table-cell table:number-columns-repeated="2"/>
        </table:table-row>
        <table:table-row table:style-name="ro1">
          <table:table-cell office:value-type="time" office:time-value="PT09H33M09S" calcext:value-type="time">
            <text:p>09:33:09.00</text:p>
          </table:table-cell>
          <table:table-cell office:value-type="float" office:value="5.400611" calcext:value-type="float">
            <text:p>5.400611</text:p>
          </table:table-cell>
          <table:table-cell office:value-type="float" office:value="-8.642786" calcext:value-type="float">
            <text:p>-8.642786</text:p>
          </table:table-cell>
          <table:table-cell office:value-type="float" office:value="-72.13" calcext:value-type="float">
            <text:p>-72.13</text:p>
          </table:table-cell>
          <table:table-cell office:value-type="float" office:value="1.698564" calcext:value-type="float">
            <text:p>1.698564</text:p>
          </table:table-cell>
          <table:table-cell office:value-type="float" office:value="-71.13772" calcext:value-type="float">
            <text:p>-71.13772</text:p>
          </table:table-cell>
          <table:table-cell office:value-type="float" office:value="1.366631" calcext:value-type="float">
            <text:p>1.36663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2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8"/>
        </table:table-row>
        <table:table-row table:style-name="ro1" table:visibility="collapse">
          <table:table-cell table:style-name="Default" office:value-type="string" calcext:value-type="string">
            <text:p>Next leg goal coordinates:</text:p>
          </table:table-cell>
          <table:table-cell office:value-type="float" office:value="13.48155" calcext:value-type="float">
            <text:p>13.48155</text:p>
          </table:table-cell>
          <table:table-cell office:value-type="float" office:value="-10.35307" calcext:value-type="float">
            <text:p>-10.35307</text:p>
          </table:table-cell>
          <table:table-cell table:number-columns-repeated="6"/>
        </table:table-row>
        <table:table-row table:style-name="ro1">
          <table:table-cell office:value-type="time" office:time-value="PT09H33M09S" calcext:value-type="time">
            <text:p>09:33:09.00</text:p>
          </table:table-cell>
          <table:table-cell office:value-type="float" office:value="5.400611" calcext:value-type="float">
            <text:p>5.400611</text:p>
          </table:table-cell>
          <table:table-cell office:value-type="float" office:value="-8.642786" calcext:value-type="float">
            <text:p>-8.642786</text:p>
          </table:table-cell>
          <table:table-cell office:value-type="float" office:value="-82.32" calcext:value-type="float">
            <text:p>-82.32</text:p>
          </table:table-cell>
          <table:table-cell office:value-type="float" office:value="8.259946" calcext:value-type="float">
            <text:p>8.259946</text:p>
          </table:table-cell>
          <table:table-cell office:value-type="float" office:value="-11.95" calcext:value-type="float">
            <text:p>-11.95</text:p>
          </table:table-cell>
          <table:table-cell office:value-type="float" office:value="-42.222" calcext:value-type="float">
            <text:p>-42.222</text:p>
          </table:table-cell>
          <table:table-cell table:number-columns-repeated="2"/>
        </table:table-row>
        <table:table-row table:style-name="ro1">
          <table:table-cell office:value-type="time" office:time-value="PT09H33M11S" calcext:value-type="time">
            <text:p>09:33:11.00</text:p>
          </table:table-cell>
          <table:table-cell office:value-type="float" office:value="6.300712" calcext:value-type="float">
            <text:p>6.300712</text:p>
          </table:table-cell>
          <table:table-cell office:value-type="float" office:value="-10.08325" calcext:value-type="float">
            <text:p>-10.08325</text:p>
          </table:table-cell>
          <table:table-cell office:value-type="float" office:value="-56.23" calcext:value-type="float">
            <text:p>-56.23</text:p>
          </table:table-cell>
          <table:table-cell office:value-type="float" office:value="7.185907" calcext:value-type="float">
            <text:p>7.185907</text:p>
          </table:table-cell>
          <table:table-cell office:value-type="float" office:value="-2.151908" calcext:value-type="float">
            <text:p>-2.151908</text:p>
          </table:table-cell>
          <table:table-cell office:value-type="float" office:value="-32.44686" calcext:value-type="float">
            <text:p>-32.44686</text:p>
          </table:table-cell>
          <table:table-cell table:number-columns-repeated="2"/>
        </table:table-row>
        <table:table-row table:style-name="ro1">
          <table:table-cell office:value-type="time" office:time-value="PT09H33M11S" calcext:value-type="time">
            <text:p>09:33:11.00</text:p>
          </table:table-cell>
          <table:table-cell office:value-type="float" office:value="6.300712" calcext:value-type="float">
            <text:p>6.300712</text:p>
          </table:table-cell>
          <table:table-cell office:value-type="float" office:value="-10.08325" calcext:value-type="float">
            <text:p>-10.08325</text:p>
          </table:table-cell>
          <table:table-cell office:value-type="float" office:value="-12.02" calcext:value-type="float">
            <text:p>-12.02</text:p>
          </table:table-cell>
          <table:table-cell office:value-type="float" office:value="7.185907" calcext:value-type="float">
            <text:p>7.185907</text:p>
          </table:table-cell>
          <table:table-cell office:value-type="float" office:value="-2.151908" calcext:value-type="float">
            <text:p>-2.151908</text:p>
          </table:table-cell>
          <table:table-cell office:value-type="float" office:value="-5.920855" calcext:value-type="float">
            <text:p>-5.920855</text:p>
          </table:table-cell>
          <table:table-cell table:number-columns-repeated="2"/>
        </table:table-row>
        <table:table-row table:style-name="ro1">
          <table:table-cell office:value-type="time" office:time-value="PT09H33M12S" calcext:value-type="time">
            <text:p>09:33:12.00</text:p>
          </table:table-cell>
          <table:table-cell office:value-type="float" office:value="6.638251" calcext:value-type="float">
            <text:p>6.638251</text:p>
          </table:table-cell>
          <table:table-cell office:value-type="float" office:value="-10.62342" calcext:value-type="float">
            <text:p>-10.62342</text:p>
          </table:table-cell>
          <table:table-cell office:value-type="float" office:value="8.22" calcext:value-type="float">
            <text:p>8.22</text:p>
          </table:table-cell>
          <table:table-cell office:value-type="float" office:value="6.848639" calcext:value-type="float">
            <text:p>6.848639</text:p>
          </table:table-cell>
          <table:table-cell office:value-type="float" office:value="2.262342" calcext:value-type="float">
            <text:p>2.262342</text:p>
          </table:table-cell>
          <table:table-cell office:value-type="float" office:value="3.574595" calcext:value-type="float">
            <text:p>3.574595</text:p>
          </table:table-cell>
          <table:table-cell table:number-columns-repeated="2"/>
        </table:table-row>
        <table:table-row table:style-name="ro1">
          <table:table-cell office:value-type="time" office:time-value="PT09H33M14S" calcext:value-type="time">
            <text:p>09:33:14.00</text:p>
          </table:table-cell>
          <table:table-cell office:value-type="float" office:value="6.682938" calcext:value-type="float">
            <text:p>6.682938</text:p>
          </table:table-cell>
          <table:table-cell office:value-type="float" office:value="-12.09768" calcext:value-type="float">
            <text:p>-12.09768</text:p>
          </table:table-cell>
          <table:table-cell office:value-type="float" office:value="3.07" calcext:value-type="float">
            <text:p>3.07</text:p>
          </table:table-cell>
          <table:table-cell office:value-type="float" office:value="7.01889" calcext:value-type="float">
            <text:p>7.01889</text:p>
          </table:table-cell>
          <table:table-cell office:value-type="float" office:value="14.39226" calcext:value-type="float">
            <text:p>14.39226</text:p>
          </table:table-cell>
          <table:table-cell office:value-type="float" office:value="-6.793358" calcext:value-type="float">
            <text:p>-6.793358</text:p>
          </table:table-cell>
          <table:table-cell table:number-columns-repeated="2"/>
        </table:table-row>
        <table:table-row table:style-name="ro1">
          <table:table-cell office:value-type="time" office:time-value="PT09H33M17S" calcext:value-type="time">
            <text:p>09:33:17.00</text:p>
          </table:table-cell>
          <table:table-cell office:value-type="float" office:value="9.249177" calcext:value-type="float">
            <text:p>9.249177</text:p>
          </table:table-cell>
          <table:table-cell office:value-type="float" office:value="-11.9963" calcext:value-type="float">
            <text:p>-11.9963</text:p>
          </table:table-cell>
          <table:table-cell office:value-type="float" office:value="7.29" calcext:value-type="float">
            <text:p>7.29</text:p>
          </table:table-cell>
          <table:table-cell office:value-type="float" office:value="4.540175" calcext:value-type="float">
            <text:p>4.540175</text:p>
          </table:table-cell>
          <table:table-cell office:value-type="float" office:value="21.21878" calcext:value-type="float">
            <text:p>21.21878</text:p>
          </table:table-cell>
          <table:table-cell office:value-type="float" office:value="-8.35727" calcext:value-type="float">
            <text:p>-8.35727</text:p>
          </table:table-cell>
          <table:table-cell table:number-columns-repeated="2"/>
        </table:table-row>
        <table:table-row table:style-name="ro1">
          <table:table-cell office:value-type="time" office:time-value="PT09H33M18S" calcext:value-type="time">
            <text:p>09:33:18.00</text:p>
          </table:table-cell>
          <table:table-cell office:value-type="float" office:value="10.10459" calcext:value-type="float">
            <text:p>10.10459</text:p>
          </table:table-cell>
          <table:table-cell office:value-type="float" office:value="-11.96251" calcext:value-type="float">
            <text:p>-11.96251</text:p>
          </table:table-cell>
          <table:table-cell office:value-type="float" office:value="21.14" calcext:value-type="float">
            <text:p>21.14</text:p>
          </table:table-cell>
          <table:table-cell office:value-type="float" office:value="3.740875" calcext:value-type="float">
            <text:p>3.740875</text:p>
          </table:table-cell>
          <table:table-cell office:value-type="float" office:value="25.48208" calcext:value-type="float">
            <text:p>25.48208</text:p>
          </table:table-cell>
          <table:table-cell office:value-type="float" office:value="-2.605247" calcext:value-type="float">
            <text:p>-2.605247</text:p>
          </table:table-cell>
          <table:table-cell table:number-columns-repeated="2"/>
        </table:table-row>
        <table:table-row table:style-name="ro1">
          <table:table-cell office:value-type="time" office:time-value="PT09H33M18S" calcext:value-type="time">
            <text:p>09:33:18.00</text:p>
          </table:table-cell>
          <table:table-cell office:value-type="float" office:value="10.10459" calcext:value-type="float">
            <text:p>10.10459</text:p>
          </table:table-cell>
          <table:table-cell office:value-type="float" office:value="-11.96251" calcext:value-type="float">
            <text:p>-11.96251</text:p>
          </table:table-cell>
          <table:table-cell office:value-type="float" office:value="27.99" calcext:value-type="float">
            <text:p>27.99</text:p>
          </table:table-cell>
          <table:table-cell office:value-type="float" office:value="3.740875" calcext:value-type="float">
            <text:p>3.740875</text:p>
          </table:table-cell>
          <table:table-cell office:value-type="float" office:value="25.48208" calcext:value-type="float">
            <text:p>25.48208</text:p>
          </table:table-cell>
          <table:table-cell office:value-type="float" office:value="1.504753" calcext:value-type="float">
            <text:p>1.504753</text:p>
          </table:table-cell>
          <table:table-cell table:number-columns-repeated="2"/>
        </table:table-row>
        <table:table-row table:style-name="ro1">
          <table:table-cell office:value-type="time" office:time-value="PT09H33M19S" calcext:value-type="time">
            <text:p>09:33:19.00</text:p>
          </table:table-cell>
          <table:table-cell office:value-type="float" office:value="10.2171" calcext:value-type="float">
            <text:p>10.2171</text:p>
          </table:table-cell>
          <table:table-cell office:value-type="float" office:value="-12.14257" calcext:value-type="float">
            <text:p>-12.14257</text:p>
          </table:table-cell>
          <table:table-cell office:value-type="float" office:value="23.42" calcext:value-type="float">
            <text:p>23.42</text:p>
          </table:table-cell>
          <table:table-cell office:value-type="float" office:value="3.722756" calcext:value-type="float">
            <text:p>3.722756</text:p>
          </table:table-cell>
          <table:table-cell office:value-type="float" office:value="28.73047" calcext:value-type="float">
            <text:p>28.73047</text:p>
          </table:table-cell>
          <table:table-cell office:value-type="float" office:value="-3.186284" calcext:value-type="float">
            <text:p>-3.186284</text:p>
          </table:table-cell>
          <table:table-cell table:number-columns-repeated="2"/>
        </table:table-row>
        <table:table-row table:style-name="ro1">
          <table:table-cell office:value-type="time" office:time-value="PT09H33M19S" calcext:value-type="time">
            <text:p>09:33:19.00</text:p>
          </table:table-cell>
          <table:table-cell office:value-type="float" office:value="10.2171" calcext:value-type="float">
            <text:p>10.2171</text:p>
          </table:table-cell>
          <table:table-cell office:value-type="float" office:value="-12.14257" calcext:value-type="float">
            <text:p>-12.14257</text:p>
          </table:table-cell>
          <table:table-cell office:value-type="float" office:value="24.25" calcext:value-type="float">
            <text:p>24.25</text:p>
          </table:table-cell>
          <table:table-cell office:value-type="float" office:value="3.722756" calcext:value-type="float">
            <text:p>3.722756</text:p>
          </table:table-cell>
          <table:table-cell office:value-type="float" office:value="28.73047" calcext:value-type="float">
            <text:p>28.73047</text:p>
          </table:table-cell>
          <table:table-cell office:value-type="float" office:value="-2.688284" calcext:value-type="float">
            <text:p>-2.688284</text:p>
          </table:table-cell>
          <table:table-cell table:number-columns-repeated="2"/>
        </table:table-row>
        <table:table-row table:style-name="ro1">
          <table:table-cell office:value-type="time" office:time-value="PT09H33M20S" calcext:value-type="time">
            <text:p>09:33:20.00</text:p>
          </table:table-cell>
          <table:table-cell office:value-type="float" office:value="10.96" calcext:value-type="float">
            <text:p>10.96</text:p>
          </table:table-cell>
          <table:table-cell office:value-type="float" office:value="-11.92871" calcext:value-type="float">
            <text:p>-11.92871</text:p>
          </table:table-cell>
          <table:table-cell office:value-type="float" office:value="27.76" calcext:value-type="float">
            <text:p>27.76</text:p>
          </table:table-cell>
          <table:table-cell office:value-type="float" office:value="2.973358" calcext:value-type="float">
            <text:p>2.973358</text:p>
          </table:table-cell>
          <table:table-cell office:value-type="float" office:value="31.99999" calcext:value-type="float">
            <text:p>31.99999</text:p>
          </table:table-cell>
          <table:table-cell office:value-type="float" office:value="-2.543997" calcext:value-type="float">
            <text:p>-2.543997</text:p>
          </table:table-cell>
          <table:table-cell table:number-columns-repeated="2"/>
        </table:table-row>
        <table:table-row table:style-name="ro1">
          <table:table-cell office:value-type="time" office:time-value="PT09H33M23S" calcext:value-type="time">
            <text:p>09:33:23.00</text:p>
          </table:table-cell>
          <table:table-cell office:value-type="float" office:value="12.96368" calcext:value-type="float">
            <text:p>12.96368</text:p>
          </table:table-cell>
          <table:table-cell office:value-type="float" office:value="-10.92704" calcext:value-type="float">
            <text:p>-10.92704</text:p>
          </table:table-cell>
          <table:table-cell office:value-type="float" office:value="30.34" calcext:value-type="float">
            <text:p>30.34</text:p>
          </table:table-cell>
          <table:table-cell office:value-type="float" office:value="0.7730689" calcext:value-type="float">
            <text:p>0.7730689</text:p>
          </table:table-cell>
          <table:table-cell office:value-type="float" office:value="31.99999" calcext:value-type="float">
            <text:p>31.99999</text:p>
          </table:table-cell>
          <table:table-cell office:value-type="float" office:value="-2.543997" calcext:value-type="float">
            <text:p>-2.54399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3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8"/>
        </table:table-row>
        <table:table-row table:style-name="ro1" table:visibility="collapse">
          <table:table-cell table:style-name="Default" office:value-type="string" calcext:value-type="string">
            <text:p>Next leg goal coordinates:</text:p>
          </table:table-cell>
          <table:table-cell office:value-type="float" office:value="18.43528" calcext:value-type="float">
            <text:p>18.43528</text:p>
          </table:table-cell>
          <table:table-cell office:value-type="float" office:value="-4.253284" calcext:value-type="float">
            <text:p>-4.253284</text:p>
          </table:table-cell>
          <table:table-cell table:number-columns-repeated="6"/>
        </table:table-row>
        <table:table-row table:style-name="ro1">
          <table:table-cell office:value-type="time" office:time-value="PT09H33M25S" calcext:value-type="time">
            <text:p>09:33:25.00</text:p>
          </table:table-cell>
          <table:table-cell office:value-type="float" office:value="14.33697" calcext:value-type="float">
            <text:p>14.33697</text:p>
          </table:table-cell>
          <table:table-cell office:value-type="float" office:value="-10.31928" calcext:value-type="float">
            <text:p>-10.31928</text:p>
          </table:table-cell>
          <table:table-cell office:value-type="float" office:value="33.88" calcext:value-type="float">
            <text:p>33.88</text:p>
          </table:table-cell>
          <table:table-cell office:value-type="float" office:value="7.320689" calcext:value-type="float">
            <text:p>7.320689</text:p>
          </table:table-cell>
          <table:table-cell office:value-type="float" office:value="55.95625" calcext:value-type="float">
            <text:p>55.95625</text:p>
          </table:table-cell>
          <table:table-cell office:value-type="float" office:value="-13.24575" calcext:value-type="float">
            <text:p>-13.24575</text:p>
          </table:table-cell>
          <table:table-cell table:number-columns-repeated="2"/>
        </table:table-row>
        <table:table-row table:style-name="ro1">
          <table:table-cell office:value-type="time" office:time-value="PT09H33M26S" calcext:value-type="time">
            <text:p>09:33:26.00</text:p>
          </table:table-cell>
          <table:table-cell office:value-type="float" office:value="14.96735" calcext:value-type="float">
            <text:p>14.96735</text:p>
          </table:table-cell>
          <table:table-cell office:value-type="float" office:value="-9.925372" calcext:value-type="float">
            <text:p>-9.925372</text:p>
          </table:table-cell>
          <table:table-cell office:value-type="float" office:value="53.25" calcext:value-type="float">
            <text:p>53.25</text:p>
          </table:table-cell>
          <table:table-cell office:value-type="float" office:value="6.648239" calcext:value-type="float">
            <text:p>6.648239</text:p>
          </table:table-cell>
          <table:table-cell office:value-type="float" office:value="58.55832" calcext:value-type="float">
            <text:p>58.55832</text:p>
          </table:table-cell>
          <table:table-cell office:value-type="float" office:value="-3.184992" calcext:value-type="float">
            <text:p>-3.184992</text:p>
          </table:table-cell>
          <table:table-cell table:number-columns-repeated="2"/>
        </table:table-row>
        <table:table-row table:style-name="ro1">
          <table:table-cell office:value-type="time" office:time-value="PT09H33M26S" calcext:value-type="time">
            <text:p>09:33:26.00</text:p>
          </table:table-cell>
          <table:table-cell office:value-type="float" office:value="14.96735" calcext:value-type="float">
            <text:p>14.96735</text:p>
          </table:table-cell>
          <table:table-cell office:value-type="float" office:value="-9.925372" calcext:value-type="float">
            <text:p>-9.925372</text:p>
          </table:table-cell>
          <table:table-cell office:value-type="float" office:value="64.04" calcext:value-type="float">
            <text:p>64.04</text:p>
          </table:table-cell>
          <table:table-cell office:value-type="float" office:value="6.648239" calcext:value-type="float">
            <text:p>6.648239</text:p>
          </table:table-cell>
          <table:table-cell office:value-type="float" office:value="58.55832" calcext:value-type="float">
            <text:p>58.55832</text:p>
          </table:table-cell>
          <table:table-cell office:value-type="float" office:value="3.289009" calcext:value-type="float">
            <text:p>3.289009</text:p>
          </table:table-cell>
          <table:table-cell table:number-columns-repeated="2"/>
        </table:table-row>
        <table:table-row table:style-name="ro1">
          <table:table-cell office:value-type="time" office:time-value="PT09H33M28S" calcext:value-type="time">
            <text:p>09:33:28.00</text:p>
          </table:table-cell>
          <table:table-cell office:value-type="float" office:value="16.11562" calcext:value-type="float">
            <text:p>16.11562</text:p>
          </table:table-cell>
          <table:table-cell office:value-type="float" office:value="-8.957493" calcext:value-type="float">
            <text:p>-8.957493</text:p>
          </table:table-cell>
          <table:table-cell office:value-type="float" office:value="57.96" calcext:value-type="float">
            <text:p>57.96</text:p>
          </table:table-cell>
          <table:table-cell office:value-type="float" office:value="5.245037" calcext:value-type="float">
            <text:p>5.245037</text:p>
          </table:table-cell>
          <table:table-cell office:value-type="float" office:value="63.75195" calcext:value-type="float">
            <text:p>63.75195</text:p>
          </table:table-cell>
          <table:table-cell office:value-type="float" office:value="-3.475168" calcext:value-type="float">
            <text:p>-3.475168</text:p>
          </table:table-cell>
          <table:table-cell table:number-columns-repeated="2"/>
        </table:table-row>
        <table:table-row table:style-name="ro1">
          <table:table-cell office:value-type="time" office:time-value="PT09H33M28S" calcext:value-type="time">
            <text:p>09:33:28.00</text:p>
          </table:table-cell>
          <table:table-cell office:value-type="float" office:value="16.11562" calcext:value-type="float">
            <text:p>16.11562</text:p>
          </table:table-cell>
          <table:table-cell office:value-type="float" office:value="-8.957493" calcext:value-type="float">
            <text:p>-8.957493</text:p>
          </table:table-cell>
          <table:table-cell office:value-type="float" office:value="56.55" calcext:value-type="float">
            <text:p>56.55</text:p>
          </table:table-cell>
          <table:table-cell office:value-type="float" office:value="5.245037" calcext:value-type="float">
            <text:p>5.245037</text:p>
          </table:table-cell>
          <table:table-cell office:value-type="float" office:value="63.75195" calcext:value-type="float">
            <text:p>63.75195</text:p>
          </table:table-cell>
          <table:table-cell office:value-type="float" office:value="-4.321168" calcext:value-type="float">
            <text:p>-4.321168</text:p>
          </table:table-cell>
          <table:table-cell table:number-columns-repeated="2"/>
        </table:table-row>
        <table:table-row table:style-name="ro1">
          <table:table-cell office:value-type="time" office:time-value="PT09H33M29S" calcext:value-type="time">
            <text:p>09:33:29.00</text:p>
          </table:table-cell>
          <table:table-cell office:value-type="float" office:value="16.63349" calcext:value-type="float">
            <text:p>16.63349</text:p>
          </table:table-cell>
          <table:table-cell office:value-type="float" office:value="-8.383526" calcext:value-type="float">
            <text:p>-8.383526</text:p>
          </table:table-cell>
          <table:table-cell office:value-type="float" office:value="62.21" calcext:value-type="float">
            <text:p>62.21</text:p>
          </table:table-cell>
          <table:table-cell office:value-type="float" office:value="4.506144" calcext:value-type="float">
            <text:p>4.506144</text:p>
          </table:table-cell>
          <table:table-cell office:value-type="float" office:value="66.43113" calcext:value-type="float">
            <text:p>66.43113</text:p>
          </table:table-cell>
          <table:table-cell office:value-type="float" office:value="-2.532678" calcext:value-type="float">
            <text:p>-2.532678</text:p>
          </table:table-cell>
          <table:table-cell table:number-columns-repeated="2"/>
        </table:table-row>
        <table:table-row table:style-name="ro1">
          <table:table-cell office:value-type="time" office:time-value="PT09H33M31S" calcext:value-type="time">
            <text:p>09:33:31.00</text:p>
          </table:table-cell>
          <table:table-cell office:value-type="float" office:value="17.44421" calcext:value-type="float">
            <text:p>17.44421</text:p>
          </table:table-cell>
          <table:table-cell office:value-type="float" office:value="-6.875475" calcext:value-type="float">
            <text:p>-6.875475</text:p>
          </table:table-cell>
          <table:table-cell office:value-type="float" office:value="66.1" calcext:value-type="float">
            <text:p>66.1</text:p>
          </table:table-cell>
          <table:table-cell office:value-type="float" office:value="2.80323" calcext:value-type="float">
            <text:p>2.80323</text:p>
          </table:table-cell>
          <table:table-cell office:value-type="float" office:value="69.29578" calcext:value-type="float">
            <text:p>69.29578</text:p>
          </table:table-cell>
          <table:table-cell office:value-type="float" office:value="-1.917471" calcext:value-type="float">
            <text:p>-1.917471</text:p>
          </table:table-cell>
          <table:table-cell table:number-columns-repeated="2"/>
        </table:table-row>
        <table:table-row table:style-name="ro1">
          <table:table-cell office:value-type="time" office:time-value="PT09H33M34S" calcext:value-type="time">
            <text:p>09:33:34.00</text:p>
          </table:table-cell>
          <table:table-cell office:value-type="float" office:value="18.77281" calcext:value-type="float">
            <text:p>18.77281</text:p>
          </table:table-cell>
          <table:table-cell office:value-type="float" office:value="-4.793458" calcext:value-type="float">
            <text:p>-4.793458</text:p>
          </table:table-cell>
          <table:table-cell office:value-type="float" office:value="67.34" calcext:value-type="float">
            <text:p>67.34</text:p>
          </table:table-cell>
          <table:table-cell office:value-type="float" office:value="0.6369603" calcext:value-type="float">
            <text:p>0.6369603</text:p>
          </table:table-cell>
          <table:table-cell office:value-type="float" office:value="69.29578" calcext:value-type="float">
            <text:p>69.29578</text:p>
          </table:table-cell>
          <table:table-cell office:value-type="float" office:value="-1.917471" calcext:value-type="float">
            <text:p>-1.91747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4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8"/>
        </table:table-row>
        <table:table-row table:style-name="ro1" table:visibility="collapse">
          <table:table-cell table:style-name="Default" office:value-type="string" calcext:value-type="string">
            <text:p>Next leg goal coordinates:</text:p>
          </table:table-cell>
          <table:table-cell office:value-type="float" office:value="18.21183" calcext:value-type="float">
            <text:p>18.21183</text:p>
          </table:table-cell>
          <table:table-cell office:value-type="float" office:value="3.118006" calcext:value-type="float">
            <text:p>3.118006</text:p>
          </table:table-cell>
          <table:table-cell table:number-columns-repeated="6"/>
        </table:table-row>
        <table:table-row table:style-name="ro1">
          <table:table-cell office:value-type="time" office:time-value="PT09H33M35S" calcext:value-type="time">
            <text:p>09:33:35.00</text:p>
          </table:table-cell>
          <table:table-cell office:value-type="float" office:value="19.17817" calcext:value-type="float">
            <text:p>19.17817</text:p>
          </table:table-cell>
          <table:table-cell office:value-type="float" office:value="-4.039429" calcext:value-type="float">
            <text:p>-4.039429</text:p>
          </table:table-cell>
          <table:table-cell office:value-type="float" office:value="68.06" calcext:value-type="float">
            <text:p>68.06</text:p>
          </table:table-cell>
          <table:table-cell office:value-type="float" office:value="7.222375" calcext:value-type="float">
            <text:p>7.222375</text:p>
          </table:table-cell>
          <table:table-cell office:value-type="float" office:value="97.68917" calcext:value-type="float">
            <text:p>97.68917</text:p>
          </table:table-cell>
          <table:table-cell office:value-type="float" office:value="-17.7775" calcext:value-type="float">
            <text:p>-17.7775</text:p>
          </table:table-cell>
          <table:table-cell table:number-columns-repeated="2"/>
        </table:table-row>
        <table:table-row table:style-name="ro1">
          <table:table-cell office:value-type="time" office:time-value="PT09H33M35S" calcext:value-type="time">
            <text:p>09:33:35.00</text:p>
          </table:table-cell>
          <table:table-cell office:value-type="float" office:value="19.17817" calcext:value-type="float">
            <text:p>19.17817</text:p>
          </table:table-cell>
          <table:table-cell office:value-type="float" office:value="-4.039429" calcext:value-type="float">
            <text:p>-4.039429</text:p>
          </table:table-cell>
          <table:table-cell office:value-type="float" office:value="93.8" calcext:value-type="float">
            <text:p>93.8</text:p>
          </table:table-cell>
          <table:table-cell office:value-type="float" office:value="7.222375" calcext:value-type="float">
            <text:p>7.222375</text:p>
          </table:table-cell>
          <table:table-cell office:value-type="float" office:value="97.68917" calcext:value-type="float">
            <text:p>97.68917</text:p>
          </table:table-cell>
          <table:table-cell office:value-type="float" office:value="-2.333505" calcext:value-type="float">
            <text:p>-2.333505</text:p>
          </table:table-cell>
          <table:table-cell table:number-columns-repeated="2"/>
        </table:table-row>
        <table:table-row table:style-name="ro1">
          <table:table-cell office:value-type="time" office:time-value="PT09H33M36S" calcext:value-type="time">
            <text:p>09:33:36.00</text:p>
          </table:table-cell>
          <table:table-cell office:value-type="float" office:value="18.95315" calcext:value-type="float">
            <text:p>18.95315</text:p>
          </table:table-cell>
          <table:table-cell office:value-type="float" office:value="-3.679314" calcext:value-type="float">
            <text:p>-3.679314</text:p>
          </table:table-cell>
          <table:table-cell office:value-type="float" office:value="106.49" calcext:value-type="float">
            <text:p>106.49</text:p>
          </table:table-cell>
          <table:table-cell office:value-type="float" office:value="6.837626" calcext:value-type="float">
            <text:p>6.837626</text:p>
          </table:table-cell>
          <table:table-cell office:value-type="float" office:value="96.2241" calcext:value-type="float">
            <text:p>96.2241</text:p>
          </table:table-cell>
          <table:table-cell office:value-type="float" office:value="6.15954" calcext:value-type="float">
            <text:p>6.15954</text:p>
          </table:table-cell>
          <table:table-cell table:number-columns-repeated="2"/>
        </table:table-row>
        <table:table-row table:style-name="ro1">
          <table:table-cell office:value-type="time" office:time-value="PT09H33M36S" calcext:value-type="time">
            <text:p>09:33:36.00</text:p>
          </table:table-cell>
          <table:table-cell office:value-type="float" office:value="18.95315" calcext:value-type="float">
            <text:p>18.95315</text:p>
          </table:table-cell>
          <table:table-cell office:value-type="float" office:value="-3.679314" calcext:value-type="float">
            <text:p>-3.679314</text:p>
          </table:table-cell>
          <table:table-cell office:value-type="float" office:value="93.84" calcext:value-type="float">
            <text:p>93.84</text:p>
          </table:table-cell>
          <table:table-cell office:value-type="float" office:value="6.837626" calcext:value-type="float">
            <text:p>6.837626</text:p>
          </table:table-cell>
          <table:table-cell office:value-type="float" office:value="96.2241" calcext:value-type="float">
            <text:p>96.2241</text:p>
          </table:table-cell>
          <table:table-cell office:value-type="float" office:value="-1.430461" calcext:value-type="float">
            <text:p>-1.430461</text:p>
          </table:table-cell>
          <table:table-cell table:number-columns-repeated="2"/>
        </table:table-row>
        <table:table-row table:style-name="ro1">
          <table:table-cell office:value-type="time" office:time-value="PT09H33M38S" calcext:value-type="time">
            <text:p>09:33:38.00</text:p>
          </table:table-cell>
          <table:table-cell office:value-type="float" office:value="19.65136" calcext:value-type="float">
            <text:p>19.65136</text:p>
          </table:table-cell>
          <table:table-cell office:value-type="float" office:value="-1.991205" calcext:value-type="float">
            <text:p>-1.991205</text:p>
          </table:table-cell>
          <table:table-cell office:value-type="float" office:value="88.12" calcext:value-type="float">
            <text:p>88.12</text:p>
          </table:table-cell>
          <table:table-cell office:value-type="float" office:value="5.308135" calcext:value-type="float">
            <text:p>5.308135</text:p>
          </table:table-cell>
          <table:table-cell office:value-type="float" office:value="105.7353" calcext:value-type="float">
            <text:p>105.7353</text:p>
          </table:table-cell>
          <table:table-cell office:value-type="float" office:value="-10.56918" calcext:value-type="float">
            <text:p>-10.56918</text:p>
          </table:table-cell>
          <table:table-cell table:number-columns-repeated="2"/>
        </table:table-row>
        <table:table-row table:style-name="ro1">
          <table:table-cell office:value-type="time" office:time-value="PT09H33M40S" calcext:value-type="time">
            <text:p>09:33:40.00</text:p>
          </table:table-cell>
          <table:table-cell office:value-type="float" office:value="19.49416" calcext:value-type="float">
            <text:p>19.49416</text:p>
          </table:table-cell>
          <table:table-cell office:value-type="float" office:value="-0.3368899" calcext:value-type="float">
            <text:p>-0.3368899</text:p>
          </table:table-cell>
          <table:table-cell office:value-type="float" office:value="102.05" calcext:value-type="float">
            <text:p>102.05</text:p>
          </table:table-cell>
          <table:table-cell office:value-type="float" office:value="3.685197" calcext:value-type="float">
            <text:p>3.685197</text:p>
          </table:table-cell>
          <table:table-cell office:value-type="float" office:value="110.3631" calcext:value-type="float">
            <text:p>110.3631</text:p>
          </table:table-cell>
          <table:table-cell office:value-type="float" office:value="-4.987834" calcext:value-type="float">
            <text:p>-4.987834</text:p>
          </table:table-cell>
          <table:table-cell table:number-columns-repeated="2"/>
        </table:table-row>
        <table:table-row table:style-name="ro1">
          <table:table-cell office:value-type="time" office:time-value="PT09H33M42S" calcext:value-type="time">
            <text:p>09:33:42.00</text:p>
          </table:table-cell>
          <table:table-cell office:value-type="float" office:value="19.44947" calcext:value-type="float">
            <text:p>19.44947</text:p>
          </table:table-cell>
          <table:table-cell office:value-type="float" office:value="1.137369" calcext:value-type="float">
            <text:p>1.137369</text:p>
          </table:table-cell>
          <table:table-cell office:value-type="float" office:value="113.87" calcext:value-type="float">
            <text:p>113.87</text:p>
          </table:table-cell>
          <table:table-cell office:value-type="float" office:value="2.335526" calcext:value-type="float">
            <text:p>2.335526</text:p>
          </table:table-cell>
          <table:table-cell office:value-type="float" office:value="122" calcext:value-type="float">
            <text:p>122</text:p>
          </table:table-cell>
          <table:table-cell office:value-type="float" office:value="-4.878003" calcext:value-type="float">
            <text:p>-4.878003</text:p>
          </table:table-cell>
          <table:table-cell table:number-columns-repeated="2"/>
        </table:table-row>
        <table:table-row table:style-name="ro1">
          <table:table-cell office:value-type="time" office:time-value="PT09H33M43S" calcext:value-type="time">
            <text:p>09:33:43.00</text:p>
          </table:table-cell>
          <table:table-cell office:value-type="float" office:value="19.11193" calcext:value-type="float">
            <text:p>19.11193</text:p>
          </table:table-cell>
          <table:table-cell office:value-type="float" office:value="1.677541" calcext:value-type="float">
            <text:p>1.677541</text:p>
          </table:table-cell>
          <table:table-cell office:value-type="float" office:value="121.14" calcext:value-type="float">
            <text:p>121.14</text:p>
          </table:table-cell>
          <table:table-cell office:value-type="float" office:value="1.698565" calcext:value-type="float">
            <text:p>1.698565</text:p>
          </table:table-cell>
          <table:table-cell office:value-type="float" office:value="122" calcext:value-type="float">
            <text:p>122</text:p>
          </table:table-cell>
          <table:table-cell office:value-type="float" office:value="-4.878003" calcext:value-type="float">
            <text:p>-4.87800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5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8"/>
        </table:table-row>
        <table:table-row table:style-name="ro1" table:visibility="collapse">
          <table:table-cell table:style-name="Default" office:value-type="string" calcext:value-type="string">
            <text:p>Next leg goal coordinates:</text:p>
          </table:table-cell>
          <table:table-cell office:value-type="float" office:value="10.94161" calcext:value-type="float">
            <text:p>10.94161</text:p>
          </table:table-cell>
          <table:table-cell office:value-type="float" office:value="6.336348" calcext:value-type="float">
            <text:p>6.336348</text:p>
          </table:table-cell>
          <table:table-cell table:number-columns-repeated="6"/>
        </table:table-row>
        <table:table-row table:style-name="ro1">
          <table:table-cell office:value-type="time" office:time-value="PT09H33M43S" calcext:value-type="time">
            <text:p>09:33:43.00</text:p>
          </table:table-cell>
          <table:table-cell office:value-type="float" office:value="19.11193" calcext:value-type="float">
            <text:p>19.11193</text:p>
          </table:table-cell>
          <table:table-cell office:value-type="float" office:value="1.677541" calcext:value-type="float">
            <text:p>1.677541</text:p>
          </table:table-cell>
          <table:table-cell office:value-type="float" office:value="127.93" calcext:value-type="float">
            <text:p>127.93</text:p>
          </table:table-cell>
          <table:table-cell office:value-type="float" office:value="9.405243" calcext:value-type="float">
            <text:p>9.405243</text:p>
          </table:table-cell>
          <table:table-cell office:value-type="float" office:value="150.3077" calcext:value-type="float">
            <text:p>150.3077</text:p>
          </table:table-cell>
          <table:table-cell office:value-type="float" office:value="-13.42663" calcext:value-type="float">
            <text:p>-13.42663</text:p>
          </table:table-cell>
          <table:table-cell table:number-columns-repeated="2"/>
        </table:table-row>
        <table:table-row table:style-name="ro1">
          <table:table-cell office:value-type="time" office:time-value="PT09H33M45S" calcext:value-type="time">
            <text:p>09:33:45.00</text:p>
          </table:table-cell>
          <table:table-cell office:value-type="float" office:value="18.84222" calcext:value-type="float">
            <text:p>18.84222</text:p>
          </table:table-cell>
          <table:table-cell office:value-type="float" office:value="3.511916" calcext:value-type="float">
            <text:p>3.511916</text:p>
          </table:table-cell>
          <table:table-cell office:value-type="float" office:value="149.5" calcext:value-type="float">
            <text:p>149.5</text:p>
          </table:table-cell>
          <table:table-cell office:value-type="float" office:value="8.390292" calcext:value-type="float">
            <text:p>8.390292</text:p>
          </table:table-cell>
          <table:table-cell office:value-type="float" office:value="160.3282" calcext:value-type="float">
            <text:p>160.3282</text:p>
          </table:table-cell>
          <table:table-cell office:value-type="float" office:value="-6.496949" calcext:value-type="float">
            <text:p>-6.496949</text:p>
          </table:table-cell>
          <table:table-cell table:number-columns-repeated="2"/>
        </table:table-row>
        <table:table-row table:style-name="ro1">
          <table:table-cell office:value-type="time" office:time-value="PT09H33M45S" calcext:value-type="time">
            <text:p>09:33:45.00</text:p>
          </table:table-cell>
          <table:table-cell office:value-type="float" office:value="18.84222" calcext:value-type="float">
            <text:p>18.84222</text:p>
          </table:table-cell>
          <table:table-cell office:value-type="float" office:value="3.511916" calcext:value-type="float">
            <text:p>3.511916</text:p>
          </table:table-cell>
          <table:table-cell office:value-type="float" office:value="166.73" calcext:value-type="float">
            <text:p>166.73</text:p>
          </table:table-cell>
          <table:table-cell office:value-type="float" office:value="8.390292" calcext:value-type="float">
            <text:p>8.390292</text:p>
          </table:table-cell>
          <table:table-cell office:value-type="float" office:value="160.3282" calcext:value-type="float">
            <text:p>160.3282</text:p>
          </table:table-cell>
          <table:table-cell office:value-type="float" office:value="3.841049" calcext:value-type="float">
            <text:p>3.841049</text:p>
          </table:table-cell>
          <table:table-cell table:number-columns-repeated="2"/>
        </table:table-row>
        <table:table-row table:style-name="ro1">
          <table:table-cell office:value-type="time" office:time-value="PT09H33M46S" calcext:value-type="time">
            <text:p>09:33:46.00</text:p>
          </table:table-cell>
          <table:table-cell office:value-type="float" office:value="18.39217" calcext:value-type="float">
            <text:p>18.39217</text:p>
          </table:table-cell>
          <table:table-cell office:value-type="float" office:value="4.232149" calcext:value-type="float">
            <text:p>4.232149</text:p>
          </table:table-cell>
          <table:table-cell office:value-type="float" office:value="160.57" calcext:value-type="float">
            <text:p>160.57</text:p>
          </table:table-cell>
          <table:table-cell office:value-type="float" office:value="7.741992" calcext:value-type="float">
            <text:p>7.741992</text:p>
          </table:table-cell>
          <table:table-cell office:value-type="float" office:value="164.2292" calcext:value-type="float">
            <text:p>164.2292</text:p>
          </table:table-cell>
          <table:table-cell office:value-type="float" office:value="-2.195508" calcext:value-type="float">
            <text:p>-2.195508</text:p>
          </table:table-cell>
          <table:table-cell table:number-columns-repeated="2"/>
        </table:table-row>
        <table:table-row table:style-name="ro1">
          <table:table-cell office:value-type="time" office:time-value="PT09H33M48S" calcext:value-type="time">
            <text:p>09:33:48.00</text:p>
          </table:table-cell>
          <table:table-cell office:value-type="float" office:value="16.97419" calcext:value-type="float">
            <text:p>16.97419</text:p>
          </table:table-cell>
          <table:table-cell office:value-type="float" office:value="5.098644" calcext:value-type="float">
            <text:p>5.098644</text:p>
          </table:table-cell>
          <table:table-cell office:value-type="float" office:value="157.21" calcext:value-type="float">
            <text:p>157.21</text:p>
          </table:table-cell>
          <table:table-cell office:value-type="float" office:value="6.158242" calcext:value-type="float">
            <text:p>6.158242</text:p>
          </table:table-cell>
          <table:table-cell office:value-type="float" office:value="168.4055" calcext:value-type="float">
            <text:p>168.4055</text:p>
          </table:table-cell>
          <table:table-cell office:value-type="float" office:value="-6.717325" calcext:value-type="float">
            <text:p>-6.717325</text:p>
          </table:table-cell>
          <table:table-cell table:number-columns-repeated="2"/>
        </table:table-row>
        <table:table-row table:style-name="ro1">
          <table:table-cell office:value-type="time" office:time-value="PT09H33M51S" calcext:value-type="time">
            <text:p>09:33:51.00</text:p>
          </table:table-cell>
          <table:table-cell office:value-type="float" office:value="14.7008" calcext:value-type="float">
            <text:p>14.7008</text:p>
          </table:table-cell>
          <table:table-cell office:value-type="float" office:value="5.931348" calcext:value-type="float">
            <text:p>5.931348</text:p>
          </table:table-cell>
          <table:table-cell office:value-type="float" office:value="165.61" calcext:value-type="float">
            <text:p>165.61</text:p>
          </table:table-cell>
          <table:table-cell office:value-type="float" office:value="3.780944" calcext:value-type="float">
            <text:p>3.780944</text:p>
          </table:table-cell>
          <table:table-cell office:value-type="float" office:value="173.8509" calcext:value-type="float">
            <text:p>173.8509</text:p>
          </table:table-cell>
          <table:table-cell office:value-type="float" office:value="-4.944534" calcext:value-type="float">
            <text:p>-4.944534</text:p>
          </table:table-cell>
          <table:table-cell table:number-columns-repeated="2"/>
        </table:table-row>
        <table:table-row table:style-name="ro1">
          <table:table-cell office:value-type="time" office:time-value="PT09H33M52S" calcext:value-type="time">
            <text:p>09:33:52.00</text:p>
          </table:table-cell>
          <table:table-cell office:value-type="float" office:value="13.73287" calcext:value-type="float">
            <text:p>13.73287</text:p>
          </table:table-cell>
          <table:table-cell office:value-type="float" office:value="6.077612" calcext:value-type="float">
            <text:p>6.077612</text:p>
          </table:table-cell>
          <table:table-cell office:value-type="float" office:value="174.36" calcext:value-type="float">
            <text:p>174.36</text:p>
          </table:table-cell>
          <table:table-cell office:value-type="float" office:value="2.80323" calcext:value-type="float">
            <text:p>2.80323</text:p>
          </table:table-cell>
          <table:table-cell office:value-type="float" office:value="174.7041" calcext:value-type="float">
            <text:p>174.7041</text:p>
          </table:table-cell>
          <table:table-cell office:value-type="float" office:value="-0.2064606" calcext:value-type="float">
            <text:p>-0.2064606</text:p>
          </table:table-cell>
          <table:table-cell table:number-columns-repeated="2"/>
        </table:table-row>
        <table:table-row table:style-name="ro1">
          <table:table-cell office:value-type="time" office:time-value="PT09H33M52S" calcext:value-type="time">
            <text:p>09:33:52.00</text:p>
          </table:table-cell>
          <table:table-cell office:value-type="float" office:value="13.73287" calcext:value-type="float">
            <text:p>13.73287</text:p>
          </table:table-cell>
          <table:table-cell office:value-type="float" office:value="6.077612" calcext:value-type="float">
            <text:p>6.077612</text:p>
          </table:table-cell>
          <table:table-cell office:value-type="float" office:value="173.89" calcext:value-type="float">
            <text:p>173.89</text:p>
          </table:table-cell>
          <table:table-cell office:value-type="float" office:value="2.80323" calcext:value-type="float">
            <text:p>2.80323</text:p>
          </table:table-cell>
          <table:table-cell office:value-type="float" office:value="174.7041" calcext:value-type="float">
            <text:p>174.7041</text:p>
          </table:table-cell>
          <table:table-cell office:value-type="float" office:value="-0.4884613" calcext:value-type="float">
            <text:p>-0.4884613</text:p>
          </table:table-cell>
          <table:table-cell table:number-columns-repeated="2"/>
        </table:table-row>
        <table:table-row table:style-name="ro1">
          <table:table-cell office:value-type="time" office:time-value="PT09H33M53S" calcext:value-type="time">
            <text:p>09:33:53.00</text:p>
          </table:table-cell>
          <table:table-cell office:value-type="float" office:value="13.39534" calcext:value-type="float">
            <text:p>13.39534</text:p>
          </table:table-cell>
          <table:table-cell office:value-type="float" office:value="6.617785" calcext:value-type="float">
            <text:p>6.617785</text:p>
          </table:table-cell>
          <table:table-cell office:value-type="float" office:value="169.96" calcext:value-type="float">
            <text:p>169.96</text:p>
          </table:table-cell>
          <table:table-cell office:value-type="float" office:value="2.469815" calcext:value-type="float">
            <text:p>2.469815</text:p>
          </table:table-cell>
          <table:table-cell office:value-type="float" office:value="-173.4569" calcext:value-type="float">
            <text:p>-173.4569</text:p>
          </table:table-cell>
          <table:table-cell office:value-type="float" office:value="-9.949879" calcext:value-type="float">
            <text:p>-9.949879</text:p>
          </table:table-cell>
          <table:table-cell table:number-columns-repeated="2"/>
        </table:table-row>
        <table:table-row table:style-name="ro1">
          <table:table-cell office:value-type="time" office:time-value="PT09H33M53S" calcext:value-type="time">
            <text:p>09:33:53.00</text:p>
          </table:table-cell>
          <table:table-cell office:value-type="float" office:value="13.39534" calcext:value-type="float">
            <text:p>13.39534</text:p>
          </table:table-cell>
          <table:table-cell office:value-type="float" office:value="6.617785" calcext:value-type="float">
            <text:p>6.617785</text:p>
          </table:table-cell>
          <table:table-cell office:value-type="float" office:value="178.68" calcext:value-type="float">
            <text:p>178.68</text:p>
          </table:table-cell>
          <table:table-cell office:value-type="float" office:value="2.469815" calcext:value-type="float">
            <text:p>2.469815</text:p>
          </table:table-cell>
          <table:table-cell office:value-type="float" office:value="-173.4569" calcext:value-type="float">
            <text:p>-173.4569</text:p>
          </table:table-cell>
          <table:table-cell office:value-type="float" office:value="-4.717859" calcext:value-type="float">
            <text:p>-4.717859</text:p>
          </table:table-cell>
          <table:table-cell table:number-columns-repeated="2"/>
        </table:table-row>
        <table:table-row table:style-name="ro1">
          <table:table-cell office:value-type="time" office:time-value="PT09H33M54S" calcext:value-type="time">
            <text:p>09:33:54.00</text:p>
          </table:table-cell>
          <table:table-cell office:value-type="float" office:value="12.53993" calcext:value-type="float">
            <text:p>12.53993</text:p>
          </table:table-cell>
          <table:table-cell office:value-type="float" office:value="6.583992" calcext:value-type="float">
            <text:p>6.583992</text:p>
          </table:table-cell>
          <table:table-cell office:value-type="float" office:value="-170.98" calcext:value-type="float">
            <text:p>-170.98</text:p>
          </table:table-cell>
          <table:table-cell office:value-type="float" office:value="1.617387" calcext:value-type="float">
            <text:p>1.617387</text:p>
          </table:table-cell>
          <table:table-cell office:value-type="float" office:value="-173.4569" calcext:value-type="float">
            <text:p>-173.4569</text:p>
          </table:table-cell>
          <table:table-cell office:value-type="float" office:value="-4.717859" calcext:value-type="float">
            <text:p>-4.71785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6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8"/>
        </table:table-row>
        <table:table-row table:style-name="ro1" table:visibility="collapse">
          <table:table-cell table:style-name="Default" office:value-type="string" calcext:value-type="string">
            <text:p>Next leg goal coordinates:</text:p>
          </table:table-cell>
          <table:table-cell office:value-type="float" office:value="2.926911" calcext:value-type="float">
            <text:p>2.926911</text:p>
          </table:table-cell>
          <table:table-cell office:value-type="float" office:value="2.329665" calcext:value-type="float">
            <text:p>2.329665</text:p>
          </table:table-cell>
          <table:table-cell table:number-columns-repeated="6"/>
        </table:table-row>
        <table:table-row table:style-name="ro1">
          <table:table-cell office:value-type="time" office:time-value="PT09H33M57S" calcext:value-type="time">
            <text:p>09:33:57.00</text:p>
          </table:table-cell>
          <table:table-cell office:value-type="float" office:value="9.748661" calcext:value-type="float">
            <text:p>9.748661</text:p>
          </table:table-cell>
          <table:table-cell office:value-type="float" office:value="6.842728" calcext:value-type="float">
            <text:p>6.842728</text:p>
          </table:table-cell>
          <table:table-cell office:value-type="float" office:value="-162.66" calcext:value-type="float">
            <text:p>-162.66</text:p>
          </table:table-cell>
          <table:table-cell office:value-type="float" office:value="8.179487" calcext:value-type="float">
            <text:p>8.179487</text:p>
          </table:table-cell>
          <table:table-cell office:value-type="float" office:value="-146.5126" calcext:value-type="float">
            <text:p>-146.5126</text:p>
          </table:table-cell>
          <table:table-cell office:value-type="float" office:value="-9.68845" calcext:value-type="float">
            <text:p>-9.68845</text:p>
          </table:table-cell>
          <table:table-cell table:number-columns-repeated="2"/>
        </table:table-row>
        <table:table-row table:style-name="ro1">
          <table:table-cell office:value-type="time" office:time-value="PT09H33M59S" calcext:value-type="time">
            <text:p>09:33:59.00</text:p>
          </table:table-cell>
          <table:table-cell office:value-type="float" office:value="8.150347" calcext:value-type="float">
            <text:p>8.150347</text:p>
          </table:table-cell>
          <table:table-cell office:value-type="float" office:value="6.595084" calcext:value-type="float">
            <text:p>6.595084</text:p>
          </table:table-cell>
          <table:table-cell office:value-type="float" office:value="-149.04" calcext:value-type="float">
            <text:p>-149.04</text:p>
          </table:table-cell>
          <table:table-cell office:value-type="float" office:value="6.743744" calcext:value-type="float">
            <text:p>6.743744</text:p>
          </table:table-cell>
          <table:table-cell office:value-type="float" office:value="-140.7652" calcext:value-type="float">
            <text:p>-140.7652</text:p>
          </table:table-cell>
          <table:table-cell office:value-type="float" office:value="-4.964896" calcext:value-type="float">
            <text:p>-4.964896</text:p>
          </table:table-cell>
          <table:table-cell table:number-columns-repeated="2"/>
        </table:table-row>
        <table:table-row table:style-name="ro1">
          <table:table-cell office:value-type="time" office:time-value="PT09H34M00S" calcext:value-type="time">
            <text:p>09:34:00.00</text:p>
          </table:table-cell>
          <table:table-cell office:value-type="float" office:value="7.407449" calcext:value-type="float">
            <text:p>7.407449</text:p>
          </table:table-cell>
          <table:table-cell office:value-type="float" office:value="6.38123" calcext:value-type="float">
            <text:p>6.38123</text:p>
          </table:table-cell>
          <table:table-cell office:value-type="float" office:value="-137.77" calcext:value-type="float">
            <text:p>-137.77</text:p>
          </table:table-cell>
          <table:table-cell office:value-type="float" office:value="6.040729" calcext:value-type="float">
            <text:p>6.040729</text:p>
          </table:table-cell>
          <table:table-cell office:value-type="float" office:value="-137.8783" calcext:value-type="float">
            <text:p>-137.8783</text:p>
          </table:table-cell>
          <table:table-cell office:value-type="float" office:value="0.06494751" calcext:value-type="float">
            <text:p>0.06494751</text:p>
          </table:table-cell>
          <table:table-cell table:number-columns-repeated="2"/>
        </table:table-row>
        <table:table-row table:style-name="ro1">
          <table:table-cell office:value-type="time" office:time-value="PT09H34M00S" calcext:value-type="time">
            <text:p>09:34:00.00</text:p>
          </table:table-cell>
          <table:table-cell office:value-type="float" office:value="7.407449" calcext:value-type="float">
            <text:p>7.407449</text:p>
          </table:table-cell>
          <table:table-cell office:value-type="float" office:value="6.38123" calcext:value-type="float">
            <text:p>6.38123</text:p>
          </table:table-cell>
          <table:table-cell office:value-type="float" office:value="-138.23" calcext:value-type="float">
            <text:p>-138.23</text:p>
          </table:table-cell>
          <table:table-cell office:value-type="float" office:value="6.040729" calcext:value-type="float">
            <text:p>6.040729</text:p>
          </table:table-cell>
          <table:table-cell office:value-type="float" office:value="-137.8783" calcext:value-type="float">
            <text:p>-137.8783</text:p>
          </table:table-cell>
          <table:table-cell office:value-type="float" office:value="-0.2110474" calcext:value-type="float">
            <text:p>-0.2110474</text:p>
          </table:table-cell>
          <table:table-cell table:number-columns-repeated="2"/>
        </table:table-row>
        <table:table-row table:style-name="ro1">
          <table:table-cell office:value-type="time" office:time-value="PT09H34M02S" calcext:value-type="time">
            <text:p>09:34:02.00</text:p>
          </table:table-cell>
          <table:table-cell office:value-type="float" office:value="6.034161" calcext:value-type="float">
            <text:p>6.034161</text:p>
          </table:table-cell>
          <table:table-cell office:value-type="float" office:value="5.77347" calcext:value-type="float">
            <text:p>5.77347</text:p>
          </table:table-cell>
          <table:table-cell office:value-type="float" office:value="-143.22" calcext:value-type="float">
            <text:p>-143.22</text:p>
          </table:table-cell>
          <table:table-cell office:value-type="float" office:value="4.638404" calcext:value-type="float">
            <text:p>4.638404</text:p>
          </table:table-cell>
          <table:table-cell office:value-type="float" office:value="-132.0591" calcext:value-type="float">
            <text:p>-132.0591</text:p>
          </table:table-cell>
          <table:table-cell office:value-type="float" office:value="-6.69657" calcext:value-type="float">
            <text:p>-6.69657</text:p>
          </table:table-cell>
          <table:table-cell table:number-columns-repeated="2"/>
        </table:table-row>
        <table:table-row table:style-name="ro1">
          <table:table-cell office:value-type="time" office:time-value="PT09H34M02S" calcext:value-type="time">
            <text:p>09:34:02.00</text:p>
          </table:table-cell>
          <table:table-cell office:value-type="float" office:value="6.034161" calcext:value-type="float">
            <text:p>6.034161</text:p>
          </table:table-cell>
          <table:table-cell office:value-type="float" office:value="5.77347" calcext:value-type="float">
            <text:p>5.77347</text:p>
          </table:table-cell>
          <table:table-cell office:value-type="float" office:value="-136.6" calcext:value-type="float">
            <text:p>-136.6</text:p>
          </table:table-cell>
          <table:table-cell office:value-type="float" office:value="4.638404" calcext:value-type="float">
            <text:p>4.638404</text:p>
          </table:table-cell>
          <table:table-cell office:value-type="float" office:value="-132.0591" calcext:value-type="float">
            <text:p>-132.0591</text:p>
          </table:table-cell>
          <table:table-cell office:value-type="float" office:value="-2.724564" calcext:value-type="float">
            <text:p>-2.724564</text:p>
          </table:table-cell>
          <table:table-cell table:number-columns-repeated="2"/>
        </table:table-row>
        <table:table-row table:style-name="ro1">
          <table:table-cell office:value-type="time" office:time-value="PT09H34M03S" calcext:value-type="time">
            <text:p>09:34:03.00</text:p>
          </table:table-cell>
          <table:table-cell office:value-type="float" office:value="5.516285" calcext:value-type="float">
            <text:p>5.516285</text:p>
          </table:table-cell>
          <table:table-cell office:value-type="float" office:value="5.199502" calcext:value-type="float">
            <text:p>5.199502</text:p>
          </table:table-cell>
          <table:table-cell office:value-type="float" office:value="-132.11" calcext:value-type="float">
            <text:p>-132.11</text:p>
          </table:table-cell>
          <table:table-cell office:value-type="float" office:value="3.865336" calcext:value-type="float">
            <text:p>3.865336</text:p>
          </table:table-cell>
          <table:table-cell office:value-type="float" office:value="-132.0591" calcext:value-type="float">
            <text:p>-132.0591</text:p>
          </table:table-cell>
          <table:table-cell office:value-type="float" office:value="-0.03056946" calcext:value-type="float">
            <text:p>-0.03056946</text:p>
          </table:table-cell>
          <table:table-cell table:number-columns-repeated="2"/>
        </table:table-row>
        <table:table-row table:style-name="ro1">
          <table:table-cell office:value-type="time" office:time-value="PT09H34M05S" calcext:value-type="time">
            <text:p>09:34:05.00</text:p>
          </table:table-cell>
          <table:table-cell office:value-type="float" office:value="4.25551" calcext:value-type="float">
            <text:p>4.25551</text:p>
          </table:table-cell>
          <table:table-cell office:value-type="float" office:value="4.411683" calcext:value-type="float">
            <text:p>4.411683</text:p>
          </table:table-cell>
          <table:table-cell office:value-type="float" office:value="-133.39" calcext:value-type="float">
            <text:p>-133.39</text:p>
          </table:table-cell>
          <table:table-cell office:value-type="float" office:value="2.469813" calcext:value-type="float">
            <text:p>2.469813</text:p>
          </table:table-cell>
          <table:table-cell office:value-type="float" office:value="-122.5432" calcext:value-type="float">
            <text:p>-122.5432</text:p>
          </table:table-cell>
          <table:table-cell office:value-type="float" office:value="-6.5081" calcext:value-type="float">
            <text:p>-6.5081</text:p>
          </table:table-cell>
          <table:table-cell table:number-columns-repeated="2"/>
        </table:table-row>
        <table:table-row table:style-name="ro1">
          <table:table-cell office:value-type="time" office:time-value="PT09H34M08S" calcext:value-type="time">
            <text:p>09:34:08.00</text:p>
          </table:table-cell>
          <table:table-cell office:value-type="float" office:value="2.701886" calcext:value-type="float">
            <text:p>2.701886</text:p>
          </table:table-cell>
          <table:table-cell office:value-type="float" office:value="2.68978" calcext:value-type="float">
            <text:p>2.68978</text:p>
          </table:table-cell>
          <table:table-cell office:value-type="float" office:value="-128.02" calcext:value-type="float">
            <text:p>-128.02</text:p>
          </table:table-cell>
          <table:table-cell office:value-type="float" office:value="0.4246405" calcext:value-type="float">
            <text:p>0.4246405</text:p>
          </table:table-cell>
          <table:table-cell office:value-type="float" office:value="-122.5432" calcext:value-type="float">
            <text:p>-122.5432</text:p>
          </table:table-cell>
          <table:table-cell office:value-type="float" office:value="-6.5081" calcext:value-type="float">
            <text:p>-6.508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7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8"/>
        </table:table-row>
        <table:table-row table:style-name="ro1" table:visibility="collapse">
          <table:table-cell table:style-name="Default" office:value-type="string" calcext:value-type="string">
            <text:p>Next leg goal coordinates:</text:p>
          </table:table-cell>
          <table:table-cell office:value-type="float" office:value="0.1125127" calcext:value-type="float">
            <text:p>0.1125127</text:p>
          </table:table-cell>
          <table:table-cell office:value-type="float" office:value="-0.180058" calcext:value-type="float">
            <text:p>-0.180058</text:p>
          </table:table-cell>
          <table:table-cell table:number-columns-repeated="6"/>
        </table:table-row>
        <table:table-row table:style-name="ro1">
          <table:table-cell office:value-type="time" office:time-value="PT09H34M09S" calcext:value-type="time">
            <text:p>09:34:09.00</text:p>
          </table:table-cell>
          <table:table-cell office:value-type="float" office:value="2.184011" calcext:value-type="float">
            <text:p>2.184011</text:p>
          </table:table-cell>
          <table:table-cell office:value-type="float" office:value="2.115813" calcext:value-type="float">
            <text:p>2.115813</text:p>
          </table:table-cell>
          <table:table-cell office:value-type="float" office:value="-114.31" calcext:value-type="float">
            <text:p>-114.31</text:p>
          </table:table-cell>
          <table:table-cell office:value-type="float" office:value="3.092269" calcext:value-type="float">
            <text:p>3.092269</text:p>
          </table:table-cell>
          <table:table-cell office:value-type="float" office:value="-132.059" calcext:value-type="float">
            <text:p>-132.059</text:p>
          </table:table-cell>
          <table:table-cell office:value-type="float" office:value="10.64941" calcext:value-type="float">
            <text:p>10.64941</text:p>
          </table:table-cell>
          <table:table-cell table:number-columns-repeated="2"/>
        </table:table-row>
        <table:table-row table:style-name="ro1">
          <table:table-cell office:value-type="time" office:time-value="PT09H34M09S" calcext:value-type="time">
            <text:p>09:34:09.00</text:p>
          </table:table-cell>
          <table:table-cell office:value-type="float" office:value="2.184011" calcext:value-type="float">
            <text:p>2.184011</text:p>
          </table:table-cell>
          <table:table-cell office:value-type="float" office:value="2.115813" calcext:value-type="float">
            <text:p>2.115813</text:p>
          </table:table-cell>
          <table:table-cell office:value-type="float" office:value="-130.46" calcext:value-type="float">
            <text:p>-130.46</text:p>
          </table:table-cell>
          <table:table-cell office:value-type="float" office:value="3.092269" calcext:value-type="float">
            <text:p>3.092269</text:p>
          </table:table-cell>
          <table:table-cell office:value-type="float" office:value="-132.059" calcext:value-type="float">
            <text:p>-132.059</text:p>
          </table:table-cell>
          <table:table-cell office:value-type="float" office:value="0.9594177" calcext:value-type="float">
            <text:p>0.9594177</text:p>
          </table:table-cell>
          <table:table-cell table:number-columns-repeated="2"/>
        </table:table-row>
        <table:table-row table:style-name="ro1">
          <table:table-cell office:value-type="time" office:time-value="PT09H34M10S" calcext:value-type="time">
            <text:p>09:34:10.00</text:p>
          </table:table-cell>
          <table:table-cell office:value-type="float" office:value="1.666137" calcext:value-type="float">
            <text:p>1.666137</text:p>
          </table:table-cell>
          <table:table-cell office:value-type="float" office:value="1.541845" calcext:value-type="float">
            <text:p>1.541845</text:p>
          </table:table-cell>
          <table:table-cell office:value-type="float" office:value="-146.72" calcext:value-type="float">
            <text:p>-146.72</text:p>
          </table:table-cell>
          <table:table-cell office:value-type="float" office:value="2.319202" calcext:value-type="float">
            <text:p>2.319202</text:p>
          </table:table-cell>
          <table:table-cell office:value-type="float" office:value="-132.059" calcext:value-type="float">
            <text:p>-132.059</text:p>
          </table:table-cell>
          <table:table-cell office:value-type="float" office:value="-8.796579" calcext:value-type="float">
            <text:p>-8.796579</text:p>
          </table:table-cell>
          <table:table-cell table:number-columns-repeated="2"/>
        </table:table-row>
        <table:table-row table:style-name="ro1">
          <table:table-cell office:value-type="time" office:time-value="PT09H34M10S" calcext:value-type="time">
            <text:p>09:34:10.00</text:p>
          </table:table-cell>
          <table:table-cell office:value-type="float" office:value="1.666137" calcext:value-type="float">
            <text:p>1.666137</text:p>
          </table:table-cell>
          <table:table-cell office:value-type="float" office:value="1.541845" calcext:value-type="float">
            <text:p>1.541845</text:p>
          </table:table-cell>
          <table:table-cell office:value-type="float" office:value="-138.96" calcext:value-type="float">
            <text:p>-138.96</text:p>
          </table:table-cell>
          <table:table-cell office:value-type="float" office:value="2.319202" calcext:value-type="float">
            <text:p>2.319202</text:p>
          </table:table-cell>
          <table:table-cell office:value-type="float" office:value="-132.059" calcext:value-type="float">
            <text:p>-132.059</text:p>
          </table:table-cell>
          <table:table-cell office:value-type="float" office:value="-4.140574" calcext:value-type="float">
            <text:p>-4.140574</text:p>
          </table:table-cell>
          <table:table-cell table:number-columns-repeated="2"/>
        </table:table-row>
        <table:table-row table:style-name="ro1">
          <table:table-cell office:value-type="time" office:time-value="PT09H34M11S" calcext:value-type="time">
            <text:p>09:34:11.00</text:p>
          </table:table-cell>
          <table:table-cell office:value-type="float" office:value="1.260775" calcext:value-type="float">
            <text:p>1.260775</text:p>
          </table:table-cell>
          <table:table-cell office:value-type="float" office:value="0.7878194" calcext:value-type="float">
            <text:p>0.7878194</text:p>
          </table:table-cell>
          <table:table-cell office:value-type="float" office:value="-130.74" calcext:value-type="float">
            <text:p>-130.74</text:p>
          </table:table-cell>
          <table:table-cell office:value-type="float" office:value="1.501763" calcext:value-type="float">
            <text:p>1.501763</text:p>
          </table:table-cell>
          <table:table-cell office:value-type="float" office:value="-132.059" calcext:value-type="float">
            <text:p>-132.059</text:p>
          </table:table-cell>
          <table:table-cell office:value-type="float" office:value="-4.140574" calcext:value-type="float">
            <text:p>-4.14057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8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roceed to next leg</text:p>
          </table:table-cell>
          <table:table-cell table:number-columns-repeated="8"/>
        </table:table-row>
        <table:table-row table:style-name="ro1" table:visibility="collapse">
          <table:table-cell table:style-name="Default" office:value-type="string" calcext:value-type="string">
            <text:p>Next leg goal coordinates:</text:p>
          </table:table-cell>
          <table:table-cell office:value-type="float" office:value="-7.18084" calcext:value-type="float">
            <text:p>-7.18084</text:p>
          </table:table-cell>
          <table:table-cell office:value-type="float" office:value="0.2698262" calcext:value-type="float">
            <text:p>0.2698262</text:p>
          </table:table-cell>
          <table:table-cell table:number-columns-repeated="6"/>
        </table:table-row>
        <table:table-row table:style-name="ro1">
          <table:table-cell office:value-type="time" office:time-value="PT09H34M14S" calcext:value-type="time">
            <text:p>09:34:14.00</text:p>
          </table:table-cell>
          <table:table-cell office:value-type="float" office:value="-0.4053621" calcext:value-type="float">
            <text:p>-0.4053621</text:p>
          </table:table-cell>
          <table:table-cell office:value-type="float" office:value="-0.7540257" calcext:value-type="float">
            <text:p>-0.7540257</text:p>
          </table:table-cell>
          <table:table-cell office:value-type="float" office:value="-123.72" calcext:value-type="float">
            <text:p>-123.72</text:p>
          </table:table-cell>
          <table:table-cell office:value-type="float" office:value="6.852399" calcext:value-type="float">
            <text:p>6.852399</text:p>
          </table:table-cell>
          <table:table-cell office:value-type="float" office:value="171.407" calcext:value-type="float">
            <text:p>171.407</text:p>
          </table:table-cell>
          <table:table-cell office:value-type="float" office:value="38.92383" calcext:value-type="float">
            <text:p>38.92383</text:p>
          </table:table-cell>
          <table:table-cell table:number-columns-repeated="2"/>
        </table:table-row>
        <table:table-row table:style-name="ro1">
          <table:table-cell office:value-type="time" office:time-value="PT09H34M16S" calcext:value-type="time">
            <text:p>09:34:16.00</text:p>
          </table:table-cell>
          <table:table-cell office:value-type="float" office:value="-2.071499" calcext:value-type="float">
            <text:p>-2.071499</text:p>
          </table:table-cell>
          <table:table-cell office:value-type="float" office:value="-2.295871" calcext:value-type="float">
            <text:p>-2.295871</text:p>
          </table:table-cell>
          <table:table-cell office:value-type="float" office:value="-154.86" calcext:value-type="float">
            <text:p>-154.86</text:p>
          </table:table-cell>
          <table:table-cell office:value-type="float" office:value="5.717357" calcext:value-type="float">
            <text:p>5.717357</text:p>
          </table:table-cell>
          <table:table-cell office:value-type="float" office:value="153.3361" calcext:value-type="float">
            <text:p>153.3361</text:p>
          </table:table-cell>
          <table:table-cell office:value-type="float" office:value="31.08234" calcext:value-type="float">
            <text:p>31.08234</text:p>
          </table:table-cell>
          <table:table-cell table:number-columns-repeated="2"/>
        </table:table-row>
        <table:table-row table:style-name="ro1">
          <table:table-cell office:value-type="time" office:time-value="PT09H34M17S" calcext:value-type="time">
            <text:p>09:34:17.00</text:p>
          </table:table-cell>
          <table:table-cell office:value-type="float" office:value="-2.589373" calcext:value-type="float">
            <text:p>-2.589373</text:p>
          </table:table-cell>
          <table:table-cell office:value-type="float" office:value="-2.869839" calcext:value-type="float">
            <text:p>-2.869839</text:p>
          </table:table-cell>
          <table:table-cell office:value-type="float" office:value="149.62" calcext:value-type="float">
            <text:p>149.62</text:p>
          </table:table-cell>
          <table:table-cell office:value-type="float" office:value="5.56229" calcext:value-type="float">
            <text:p>5.56229</text:p>
          </table:table-cell>
          <table:table-cell office:value-type="float" office:value="145.6355" calcext:value-type="float">
            <text:p>145.6355</text:p>
          </table:table-cell>
          <table:table-cell office:value-type="float" office:value="2.390689" calcext:value-type="float">
            <text:p>2.390689</text:p>
          </table:table-cell>
          <table:table-cell table:number-columns-repeated="2"/>
        </table:table-row>
        <table:table-row table:style-name="ro1">
          <table:table-cell office:value-type="time" office:time-value="PT09H34M17S" calcext:value-type="time">
            <text:p>09:34:17.00</text:p>
          </table:table-cell>
          <table:table-cell office:value-type="float" office:value="-2.589373" calcext:value-type="float">
            <text:p>-2.589373</text:p>
          </table:table-cell>
          <table:table-cell office:value-type="float" office:value="-2.869839" calcext:value-type="float">
            <text:p>-2.869839</text:p>
          </table:table-cell>
          <table:table-cell office:value-type="float" office:value="125.32" calcext:value-type="float">
            <text:p>125.32</text:p>
          </table:table-cell>
          <table:table-cell office:value-type="float" office:value="5.56229" calcext:value-type="float">
            <text:p>5.56229</text:p>
          </table:table-cell>
          <table:table-cell office:value-type="float" office:value="145.6355" calcext:value-type="float">
            <text:p>145.6355</text:p>
          </table:table-cell>
          <table:table-cell office:value-type="float" office:value="-12.18931" calcext:value-type="float">
            <text:p>-12.18931</text:p>
          </table:table-cell>
          <table:table-cell table:number-columns-repeated="2"/>
        </table:table-row>
        <table:table-row table:style-name="ro1">
          <table:table-cell office:value-type="time" office:time-value="PT09H34M19S" calcext:value-type="time">
            <text:p>09:34:19.00</text:p>
          </table:table-cell>
          <table:table-cell office:value-type="float" office:value="-3.332273" calcext:value-type="float">
            <text:p>-3.332273</text:p>
          </table:table-cell>
          <table:table-cell office:value-type="float" office:value="-3.08369" calcext:value-type="float">
            <text:p>-3.08369</text:p>
          </table:table-cell>
          <table:table-cell office:value-type="float" office:value="140.53" calcext:value-type="float">
            <text:p>140.53</text:p>
          </table:table-cell>
          <table:table-cell office:value-type="float" office:value="5.104659" calcext:value-type="float">
            <text:p>5.104659</text:p>
          </table:table-cell>
          <table:table-cell office:value-type="float" office:value="138.9322" calcext:value-type="float">
            <text:p>138.9322</text:p>
          </table:table-cell>
          <table:table-cell office:value-type="float" office:value="0.9587036" calcext:value-type="float">
            <text:p>0.9587036</text:p>
          </table:table-cell>
          <table:table-cell table:number-columns-repeated="2"/>
        </table:table-row>
        <table:table-row table:style-name="ro1">
          <table:table-cell office:value-type="time" office:time-value="PT09H34M19S" calcext:value-type="time">
            <text:p>09:34:19.00</text:p>
          </table:table-cell>
          <table:table-cell office:value-type="float" office:value="-3.332273" calcext:value-type="float">
            <text:p>-3.332273</text:p>
          </table:table-cell>
          <table:table-cell office:value-type="float" office:value="-3.08369" calcext:value-type="float">
            <text:p>-3.08369</text:p>
          </table:table-cell>
          <table:table-cell office:value-type="float" office:value="142.49" calcext:value-type="float">
            <text:p>142.49</text:p>
          </table:table-cell>
          <table:table-cell office:value-type="float" office:value="5.104659" calcext:value-type="float">
            <text:p>5.104659</text:p>
          </table:table-cell>
          <table:table-cell office:value-type="float" office:value="138.9322" calcext:value-type="float">
            <text:p>138.9322</text:p>
          </table:table-cell>
          <table:table-cell office:value-type="float" office:value="2.134699" calcext:value-type="float">
            <text:p>2.134699</text:p>
          </table:table-cell>
          <table:table-cell table:number-columns-repeated="2"/>
        </table:table-row>
        <table:table-row table:style-name="ro1">
          <table:table-cell office:value-type="time" office:time-value="PT09H34M20S" calcext:value-type="time">
            <text:p>09:34:20.00</text:p>
          </table:table-cell>
          <table:table-cell office:value-type="float" office:value="-4.3002" calcext:value-type="float">
            <text:p>-4.3002</text:p>
          </table:table-cell>
          <table:table-cell office:value-type="float" office:value="-2.937425" calcext:value-type="float">
            <text:p>-2.937425</text:p>
          </table:table-cell>
          <table:table-cell office:value-type="float" office:value="131.72" calcext:value-type="float">
            <text:p>131.72</text:p>
          </table:table-cell>
          <table:table-cell office:value-type="float" office:value="4.310981" calcext:value-type="float">
            <text:p>4.310981</text:p>
          </table:table-cell>
          <table:table-cell office:value-type="float" office:value="131.9291" calcext:value-type="float">
            <text:p>131.9291</text:p>
          </table:table-cell>
          <table:table-cell office:value-type="float" office:value="-0.1254364" calcext:value-type="float">
            <text:p>-0.1254364</text:p>
          </table:table-cell>
          <table:table-cell table:number-columns-repeated="2"/>
        </table:table-row>
        <table:table-row table:style-name="ro1">
          <table:table-cell office:value-type="time" office:time-value="PT09H34M22S" calcext:value-type="time">
            <text:p>09:34:22.00</text:p>
          </table:table-cell>
          <table:table-cell office:value-type="float" office:value="-5.087788" calcext:value-type="float">
            <text:p>-5.087788</text:p>
          </table:table-cell>
          <table:table-cell office:value-type="float" office:value="-1.677019" calcext:value-type="float">
            <text:p>-1.677019</text:p>
          </table:table-cell>
          <table:table-cell office:value-type="float" office:value="123.04" calcext:value-type="float">
            <text:p>123.04</text:p>
          </table:table-cell>
          <table:table-cell office:value-type="float" office:value="2.858509" calcext:value-type="float">
            <text:p>2.858509</text:p>
          </table:table-cell>
          <table:table-cell office:value-type="float" office:value="137.0727" calcext:value-type="float">
            <text:p>137.0727</text:p>
          </table:table-cell>
          <table:table-cell office:value-type="float" office:value="-8.419616" calcext:value-type="float">
            <text:p>-8.419616</text:p>
          </table:table-cell>
          <table:table-cell table:number-columns-repeated="2"/>
        </table:table-row>
        <table:table-row table:style-name="ro1">
          <table:table-cell office:value-type="time" office:time-value="PT09H34M25S" calcext:value-type="time">
            <text:p>09:34:25.00</text:p>
          </table:table-cell>
          <table:table-cell office:value-type="float" office:value="-6.955815" calcext:value-type="float">
            <text:p>-6.955815</text:p>
          </table:table-cell>
          <table:table-cell office:value-type="float" office:value="-0.09029067" calcext:value-type="float">
            <text:p>-0.09029067</text:p>
          </table:table-cell>
          <table:table-cell office:value-type="float" office:value="131.46" calcext:value-type="float">
            <text:p>131.46</text:p>
          </table:table-cell>
          <table:table-cell office:value-type="float" office:value="0.4246416" calcext:value-type="float">
            <text:p>0.4246416</text:p>
          </table:table-cell>
          <table:table-cell office:value-type="float" office:value="137.0727" calcext:value-type="float">
            <text:p>137.0727</text:p>
          </table:table-cell>
          <table:table-cell office:value-type="float" office:value="-8.419616" calcext:value-type="float">
            <text:p>-8.41961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g 9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Final leg of trip complet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atellites Initial:</text:p>
          </table:table-cell>
          <table:table-cell office:value-type="string" calcext:value-type="string">
            <text:p><text:s/>[3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1]</text:p>
          </table:table-cell>
        </table:table-row>
        <table:table-row table:style-name="ro1">
          <table:table-cell table:style-name="Default" office:value-type="string" calcext:value-type="string">
            <text:p>Satellites Final:</text:p>
          </table:table-cell>
          <table:table-cell office:value-type="string" calcext:value-type="string">
            <text:p><text:s/>[3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1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3:25:57.301064149</meta:creation-date>
    <dc:date>2024-05-09T10:51:37.899325182</dc:date>
    <meta:editing-duration>PT9H21S</meta:editing-duration>
    <meta:editing-cycles>8</meta:editing-cycles>
    <meta:generator>LibreOffice/7.3.7.2$Linux_X86_64 LibreOffice_project/30$Build-2</meta:generator>
    <meta:document-statistic meta:table-count="1" meta:cell-count="72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cm" svg:height="8.997cm" xlink:href=".." xlink:type="simple" chart:class="chart:scatter" chart:style-name="ch1">
        <chart:plot-area chart:style-name="ch2" table:cell-range-address="'5-9-24 Run Data'.B1:'5-9-24 Run Data'.C124" svg:x="1.33cm" svg:y="0.179cm" svg:width="14.321cm" svg:height="7.658cm">
          <chart:coordinate-region svg:x="1.568cm" svg:y="0.378cm" svg:width="13.896cm" svg:height="7.26cm"/>
          <chart:axis chart:dimension="x" chart:name="primary-x" chart:style-name="ch3">
            <chart:title svg:x="8.327cm" svg:y="8.016cm" chart:style-name="ch4">
              <text:p>X</text:p>
            </chart:title>
            <chart:grid chart:style-name="ch5" chart:class="major"/>
          </chart:axis>
          <chart:axis chart:dimension="y" chart:name="primary-y" chart:style-name="ch6">
            <chart:title svg:x="0.451cm" svg:y="4.171cm" chart:style-name="ch7">
              <text:p>Y</text:p>
            </chart:title>
            <chart:grid chart:style-name="ch5" chart:class="major"/>
          </chart:axis>
          <chart:series chart:style-name="ch8" chart:values-cell-range-address="'5-9-24 Run Data'.C1:'5-9-24 Run Data'.C124" chart:class="chart:scatter">
            <chart:domain table:cell-range-address="'5-9-24 Run Data'.B1:'5-9-24 Run Data'.B124"/>
            <chart:data-point chart:repeated="1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5-9-24 Run Data'.B1:'5-9-24 Run Data'.B124</svg:desc>
                </draw:g>
              </table:table-cell>
              <table:table-cell office:value-type="float" office:value="NaN">
                <text:p>NaN</text:p>
                <draw:g>
                  <svg:desc>'5-9-24 Run Data'.C1:'5-9-24 Run Data'.C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297028">
                <text:p>-9.297028</text:p>
              </table:table-cell>
              <table:table-cell office:value-type="float" office:value="-0.5517859">
                <text:p>-0.55178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184515">
                <text:p>-9.184515</text:p>
              </table:table-cell>
              <table:table-cell office:value-type="float" office:value="-0.7318441">
                <text:p>-0.73184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072001">
                <text:p>-9.072001</text:p>
              </table:table-cell>
              <table:table-cell office:value-type="float" office:value="-0.9119036">
                <text:p>-0.9119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846977">
                <text:p>-8.846977</text:p>
              </table:table-cell>
              <table:table-cell office:value-type="float" office:value="-1.272019">
                <text:p>-1.272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.846977">
                <text:p>-8.846977</text:p>
              </table:table-cell>
              <table:table-cell office:value-type="float" office:value="-1.272019">
                <text:p>-1.272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846977">
                <text:p>-8.846977</text:p>
              </table:table-cell>
              <table:table-cell office:value-type="float" office:value="-1.272019">
                <text:p>-1.272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.846977">
                <text:p>-8.846977</text:p>
              </table:table-cell>
              <table:table-cell office:value-type="float" office:value="-1.272019">
                <text:p>-1.272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.104077">
                <text:p>-8.104077</text:p>
              </table:table-cell>
              <table:table-cell office:value-type="float" office:value="-1.058167">
                <text:p>-1.058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.104077">
                <text:p>-8.104077</text:p>
              </table:table-cell>
              <table:table-cell office:value-type="float" office:value="-1.058167">
                <text:p>-1.058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991564">
                <text:p>-7.991564</text:p>
              </table:table-cell>
              <table:table-cell office:value-type="float" office:value="-1.238226">
                <text:p>-1.2382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104077">
                <text:p>-8.104077</text:p>
              </table:table-cell>
              <table:table-cell office:value-type="float" office:value="-1.058167">
                <text:p>-1.058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.248665">
                <text:p>-7.248665</text:p>
              </table:table-cell>
              <table:table-cell office:value-type="float" office:value="-1.024374">
                <text:p>-1.0243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.248665">
                <text:p>-7.248665</text:p>
              </table:table-cell>
              <table:table-cell office:value-type="float" office:value="-1.024374">
                <text:p>-1.0243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.650352">
                <text:p>-5.650352</text:p>
              </table:table-cell>
              <table:table-cell office:value-type="float" office:value="-0.7767292">
                <text:p>-0.77672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.650352">
                <text:p>-5.650352</text:p>
              </table:table-cell>
              <table:table-cell office:value-type="float" office:value="-0.7767292">
                <text:p>-0.7767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.794939">
                <text:p>-4.794939</text:p>
              </table:table-cell>
              <table:table-cell office:value-type="float" office:value="-0.7429357">
                <text:p>-0.74293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196626">
                <text:p>-3.196626</text:p>
              </table:table-cell>
              <table:table-cell office:value-type="float" office:value="-0.4952905">
                <text:p>-0.49529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429001">
                <text:p>-0.7429001</text:p>
              </table:table-cell>
              <table:table-cell office:value-type="float" office:value="-0.2138515">
                <text:p>-0.21385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54128">
                <text:p>0.8554128</text:p>
              </table:table-cell>
              <table:table-cell office:value-type="float" office:value="0.03379353">
                <text:p>0.033793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554128">
                <text:p>0.8554128</text:p>
              </table:table-cell>
              <table:table-cell office:value-type="float" office:value="0.03379353">
                <text:p>0.033793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679255">
                <text:p>0.9679255</text:p>
              </table:table-cell>
              <table:table-cell office:value-type="float" office:value="-0.1462646">
                <text:p>-0.14626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10927">
                <text:p>2.610927</text:p>
              </table:table-cell>
              <table:table-cell office:value-type="float" office:value="-1.372877">
                <text:p>-1.372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98516">
                <text:p>3.398516</text:p>
              </table:table-cell>
              <table:table-cell office:value-type="float" office:value="-2.633283">
                <text:p>-2.6332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736054">
                <text:p>3.736054</text:p>
              </table:table-cell>
              <table:table-cell office:value-type="float" office:value="-3.173458">
                <text:p>-3.1734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736054">
                <text:p>3.736054</text:p>
              </table:table-cell>
              <table:table-cell office:value-type="float" office:value="-3.173458">
                <text:p>-3.1734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36054">
                <text:p>3.736054</text:p>
              </table:table-cell>
              <table:table-cell office:value-type="float" office:value="-3.173458">
                <text:p>-3.1734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36054">
                <text:p>3.736054</text:p>
              </table:table-cell>
              <table:table-cell office:value-type="float" office:value="-3.173458">
                <text:p>-3.1734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343306">
                <text:p>4.343306</text:p>
              </table:table-cell>
              <table:table-cell office:value-type="float" office:value="-5.548005">
                <text:p>-5.5480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243408">
                <text:p>5.243408</text:p>
              </table:table-cell>
              <table:table-cell office:value-type="float" office:value="-6.988469">
                <text:p>-6.9884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400611">
                <text:p>5.400611</text:p>
              </table:table-cell>
              <table:table-cell office:value-type="float" office:value="-8.642786">
                <text:p>-8.6427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400611">
                <text:p>5.400611</text:p>
              </table:table-cell>
              <table:table-cell office:value-type="float" office:value="-8.642786">
                <text:p>-8.6427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300712">
                <text:p>6.300712</text:p>
              </table:table-cell>
              <table:table-cell office:value-type="float" office:value="-10.08325">
                <text:p>-10.083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300712">
                <text:p>6.300712</text:p>
              </table:table-cell>
              <table:table-cell office:value-type="float" office:value="-10.08325">
                <text:p>-10.083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638251">
                <text:p>6.638251</text:p>
              </table:table-cell>
              <table:table-cell office:value-type="float" office:value="-10.62342">
                <text:p>-10.623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682938">
                <text:p>6.682938</text:p>
              </table:table-cell>
              <table:table-cell office:value-type="float" office:value="-12.09768">
                <text:p>-12.097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249177">
                <text:p>9.249177</text:p>
              </table:table-cell>
              <table:table-cell office:value-type="float" office:value="-11.9963">
                <text:p>-11.99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10459">
                <text:p>10.10459</text:p>
              </table:table-cell>
              <table:table-cell office:value-type="float" office:value="-11.96251">
                <text:p>-11.962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10459">
                <text:p>10.10459</text:p>
              </table:table-cell>
              <table:table-cell office:value-type="float" office:value="-11.96251">
                <text:p>-11.96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2171">
                <text:p>10.2171</text:p>
              </table:table-cell>
              <table:table-cell office:value-type="float" office:value="-12.14257">
                <text:p>-12.142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2171">
                <text:p>10.2171</text:p>
              </table:table-cell>
              <table:table-cell office:value-type="float" office:value="-12.14257">
                <text:p>-12.142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96">
                <text:p>10.96</text:p>
              </table:table-cell>
              <table:table-cell office:value-type="float" office:value="-11.92871">
                <text:p>-11.928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96368">
                <text:p>12.96368</text:p>
              </table:table-cell>
              <table:table-cell office:value-type="float" office:value="-10.92704">
                <text:p>-10.927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33697">
                <text:p>14.33697</text:p>
              </table:table-cell>
              <table:table-cell office:value-type="float" office:value="-10.31928">
                <text:p>-10.319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96735">
                <text:p>14.96735</text:p>
              </table:table-cell>
              <table:table-cell office:value-type="float" office:value="-9.925372">
                <text:p>-9.9253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96735">
                <text:p>14.96735</text:p>
              </table:table-cell>
              <table:table-cell office:value-type="float" office:value="-9.925372">
                <text:p>-9.9253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11562">
                <text:p>16.11562</text:p>
              </table:table-cell>
              <table:table-cell office:value-type="float" office:value="-8.957493">
                <text:p>-8.9574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11562">
                <text:p>16.11562</text:p>
              </table:table-cell>
              <table:table-cell office:value-type="float" office:value="-8.957493">
                <text:p>-8.9574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63349">
                <text:p>16.63349</text:p>
              </table:table-cell>
              <table:table-cell office:value-type="float" office:value="-8.383526">
                <text:p>-8.3835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44421">
                <text:p>17.44421</text:p>
              </table:table-cell>
              <table:table-cell office:value-type="float" office:value="-6.875475">
                <text:p>-6.8754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77281">
                <text:p>18.77281</text:p>
              </table:table-cell>
              <table:table-cell office:value-type="float" office:value="-4.793458">
                <text:p>-4.7934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.17817">
                <text:p>19.17817</text:p>
              </table:table-cell>
              <table:table-cell office:value-type="float" office:value="-4.039429">
                <text:p>-4.0394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17817">
                <text:p>19.17817</text:p>
              </table:table-cell>
              <table:table-cell office:value-type="float" office:value="-4.039429">
                <text:p>-4.0394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95315">
                <text:p>18.95315</text:p>
              </table:table-cell>
              <table:table-cell office:value-type="float" office:value="-3.679314">
                <text:p>-3.6793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95315">
                <text:p>18.95315</text:p>
              </table:table-cell>
              <table:table-cell office:value-type="float" office:value="-3.679314">
                <text:p>-3.6793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65136">
                <text:p>19.65136</text:p>
              </table:table-cell>
              <table:table-cell office:value-type="float" office:value="-1.991205">
                <text:p>-1.9912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.49416">
                <text:p>19.49416</text:p>
              </table:table-cell>
              <table:table-cell office:value-type="float" office:value="-0.3368899">
                <text:p>-0.33688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44947">
                <text:p>19.44947</text:p>
              </table:table-cell>
              <table:table-cell office:value-type="float" office:value="1.137369">
                <text:p>1.1373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.11193">
                <text:p>19.11193</text:p>
              </table:table-cell>
              <table:table-cell office:value-type="float" office:value="1.677541">
                <text:p>1.6775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11193">
                <text:p>19.11193</text:p>
              </table:table-cell>
              <table:table-cell office:value-type="float" office:value="1.677541">
                <text:p>1.6775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84222">
                <text:p>18.84222</text:p>
              </table:table-cell>
              <table:table-cell office:value-type="float" office:value="3.511916">
                <text:p>3.5119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84222">
                <text:p>18.84222</text:p>
              </table:table-cell>
              <table:table-cell office:value-type="float" office:value="3.511916">
                <text:p>3.5119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39217">
                <text:p>18.39217</text:p>
              </table:table-cell>
              <table:table-cell office:value-type="float" office:value="4.232149">
                <text:p>4.2321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97419">
                <text:p>16.97419</text:p>
              </table:table-cell>
              <table:table-cell office:value-type="float" office:value="5.098644">
                <text:p>5.0986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.7008">
                <text:p>14.7008</text:p>
              </table:table-cell>
              <table:table-cell office:value-type="float" office:value="5.931348">
                <text:p>5.9313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.73287">
                <text:p>13.73287</text:p>
              </table:table-cell>
              <table:table-cell office:value-type="float" office:value="6.077612">
                <text:p>6.0776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.73287">
                <text:p>13.73287</text:p>
              </table:table-cell>
              <table:table-cell office:value-type="float" office:value="6.077612">
                <text:p>6.0776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.39534">
                <text:p>13.39534</text:p>
              </table:table-cell>
              <table:table-cell office:value-type="float" office:value="6.617785">
                <text:p>6.6177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.39534">
                <text:p>13.39534</text:p>
              </table:table-cell>
              <table:table-cell office:value-type="float" office:value="6.617785">
                <text:p>6.6177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53993">
                <text:p>12.53993</text:p>
              </table:table-cell>
              <table:table-cell office:value-type="float" office:value="6.583992">
                <text:p>6.5839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748661">
                <text:p>9.748661</text:p>
              </table:table-cell>
              <table:table-cell office:value-type="float" office:value="6.842728">
                <text:p>6.8427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150347">
                <text:p>8.150347</text:p>
              </table:table-cell>
              <table:table-cell office:value-type="float" office:value="6.595084">
                <text:p>6.5950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407449">
                <text:p>7.407449</text:p>
              </table:table-cell>
              <table:table-cell office:value-type="float" office:value="6.38123">
                <text:p>6.381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407449">
                <text:p>7.407449</text:p>
              </table:table-cell>
              <table:table-cell office:value-type="float" office:value="6.38123">
                <text:p>6.381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034161">
                <text:p>6.034161</text:p>
              </table:table-cell>
              <table:table-cell office:value-type="float" office:value="5.77347">
                <text:p>5.773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034161">
                <text:p>6.034161</text:p>
              </table:table-cell>
              <table:table-cell office:value-type="float" office:value="5.77347">
                <text:p>5.773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516285">
                <text:p>5.516285</text:p>
              </table:table-cell>
              <table:table-cell office:value-type="float" office:value="5.199502">
                <text:p>5.1995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25551">
                <text:p>4.25551</text:p>
              </table:table-cell>
              <table:table-cell office:value-type="float" office:value="4.411683">
                <text:p>4.4116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701886">
                <text:p>2.701886</text:p>
              </table:table-cell>
              <table:table-cell office:value-type="float" office:value="2.68978">
                <text:p>2.689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184011">
                <text:p>2.184011</text:p>
              </table:table-cell>
              <table:table-cell office:value-type="float" office:value="2.115813">
                <text:p>2.1158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184011">
                <text:p>2.184011</text:p>
              </table:table-cell>
              <table:table-cell office:value-type="float" office:value="2.115813">
                <text:p>2.1158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66137">
                <text:p>1.666137</text:p>
              </table:table-cell>
              <table:table-cell office:value-type="float" office:value="1.541845">
                <text:p>1.5418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66137">
                <text:p>1.666137</text:p>
              </table:table-cell>
              <table:table-cell office:value-type="float" office:value="1.541845">
                <text:p>1.5418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60775">
                <text:p>1.260775</text:p>
              </table:table-cell>
              <table:table-cell office:value-type="float" office:value="0.7878194">
                <text:p>0.78781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4053621">
                <text:p>-0.4053621</text:p>
              </table:table-cell>
              <table:table-cell office:value-type="float" office:value="-0.7540257">
                <text:p>-0.75402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.071499">
                <text:p>-2.071499</text:p>
              </table:table-cell>
              <table:table-cell office:value-type="float" office:value="-2.295871">
                <text:p>-2.2958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.589373">
                <text:p>-2.589373</text:p>
              </table:table-cell>
              <table:table-cell office:value-type="float" office:value="-2.869839">
                <text:p>-2.8698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.589373">
                <text:p>-2.589373</text:p>
              </table:table-cell>
              <table:table-cell office:value-type="float" office:value="-2.869839">
                <text:p>-2.8698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3.332273">
                <text:p>-3.332273</text:p>
              </table:table-cell>
              <table:table-cell office:value-type="float" office:value="-3.08369">
                <text:p>-3.083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3.332273">
                <text:p>-3.332273</text:p>
              </table:table-cell>
              <table:table-cell office:value-type="float" office:value="-3.08369">
                <text:p>-3.083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4.3002">
                <text:p>-4.3002</text:p>
              </table:table-cell>
              <table:table-cell office:value-type="float" office:value="-2.937425">
                <text:p>-2.9374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5.087788">
                <text:p>-5.087788</text:p>
              </table:table-cell>
              <table:table-cell office:value-type="float" office:value="-1.677019">
                <text:p>-1.6770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6.955815">
                <text:p>-6.955815</text:p>
              </table:table-cell>
              <table:table-cell office:value-type="float" office:value="-0.09029067">
                <text:p>-0.090290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